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0.36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10.439cm"/>
    </style:style>
    <style:style style:name="co15" style:family="table-column">
      <style:table-column-properties fo:break-before="auto" style:column-width="2.974cm"/>
    </style:style>
    <style:style style:name="co1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6.941cm"/>
    </style:style>
    <style:style style:name="co17" style:family="table-column">
      <style:table-column-properties fo:break-before="auto" style:column-width="7.83cm"/>
    </style:style>
    <style:style style:name="co19" style:family="table-column">
      <style:table-column-properties fo:break-before="auto" style:column-width="10.299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2.058cm"/>
    </style:style>
    <style:style style:name="co22" style:family="table-column">
      <style:table-column-properties fo:break-before="auto" style:column-width="1.808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  <style:style style:name="T1" style:family="text"/>
  </office:automatic-styles>
  <office:body>
    <office:spreadsheet>
      <table:table table:name="plc 1" table:style-name="ta1" table:print-ranges="'plc 1'.A1:'plc 1'.J52">
        <table:table-column table:style-name="co1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8" office:value-type="float" office:value="16">
            <text:p>16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Н переддефекованого соку</text:p>
          </table:table-cell>
          <table:table-cell table:style-name="ce6" office:value-type="string">
            <text:p>%ID0.16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5" office:value-type="string">
            <text:p>%QD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19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0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1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тиск в колекторі вапняного молока</text:p>
          </table:table-cell>
          <table:table-cell table:style-name="ce6" office:value-type="string">
            <text:p>%QD3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2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3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4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5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з холодного дефекатора(част. Пер.)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6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7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оку на дефекатор 2-ї сатурації(част. Пер.)</text:p>
          </table:table-cell>
          <table:table-cell table:style-name="ce6" office:value-type="string">
            <text:p>%QD5.2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number-columns-repeated="2"/>
          <table:table-cell table:formula="of:=CONCATENATE([.A28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5" office:value-type="string">
            <text:p>%IX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29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0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1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2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3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1-ї стурації</text:p>
          </table:table-cell>
          <table:table-cell office:value-type="string">
            <text:p>%IX1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4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ек. 1-ї сатурації</text:p>
          </table:table-cell>
          <table:table-cell office:value-type="string">
            <text:p>%IX1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5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на деф. 2-ї сат. (чатот. Перет.)</text:p>
          </table:table-cell>
          <table:table-cell office:value-type="string">
            <text:p>%IX1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6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одн. Дефекатора</text:p>
          </table:table-cell>
          <table:table-cell office:value-type="string">
            <text:p>%IX1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7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и соку з хол. Деф. (час. Перет.)</text:p>
          </table:table-cell>
          <table:table-cell office:value-type="string">
            <text:p>%IX1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38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39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0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1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2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8" office:value-type="float" office:value="19">
            <text:p>19</text:p>
          </table:table-cell>
          <table:table-cell table:number-columns-repeated="2"/>
          <table:table-cell table:formula="of:=CONCATENATE([.A43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на насосі із збірника фільтрованого соку 1-ї сатурації</text:p>
          </table:table-cell>
          <table:table-cell table:style-name="ce6" office:value-type="string">
            <text:p>%IX1.16</text:p>
          </table:table-cell>
          <table:table-cell table:style-name="ce6"/>
          <table:table-cell table:style-name="ce9" office:value-type="float" office:value="20">
            <text:p>20</text:p>
          </table:table-cell>
          <table:table-cell table:number-columns-repeated="2"/>
          <table:table-cell table:formula="of:=CONCATENATE([.A44];&quot; smallint default '0',&quot;)" office:value-type="string" office:string-value="X_16 smallint default '0',">
            <text:p>X_16 smallint default '0',</text:p>
          </table:table-cell>
        </table:table-row>
        <table:table-row table:style-name="ro2">
          <table:table-cell office:value-type="string">
            <text:p>X_17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45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47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8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9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50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51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тиск в колеллекторі P живлення</text:p>
          </table:table-cell>
          <table:table-cell table:style-name="ce6" office:value-type="string">
            <text:p>%IX2.8</text:p>
          </table:table-cell>
          <table:table-cell table:style-name="ce6"/>
          <table:table-cell table:style-name="ce9" office:value-type="float" office:value="10">
            <text:p>10</text:p>
          </table:table-cell>
          <table:table-cell table:number-columns-repeated="2"/>
          <table:table-cell table:formula="of:=CONCATENATE([.A52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3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1">
            <text:p>10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2];&quot;:=eep_b_r(&quot;;[.J62];&quot;);&quot;)" office:value-type="string" office:string-value="AM_01:=eep_b_r(1);">
            <text:p>AM_01:=eep_b_r(1);</text:p>
          </table:table-cell>
          <table:table-cell table:formula="of:=CONCATENATE(&quot;Res:=eep_b_w(&quot;;[.J62];&quot;,&quot;;[.A62];&quot;);&quot;)" office:value-type="string" office:string-value="Res:=eep_b_w(1,AM_01);">
            <text:p>Res:=eep_b_w(1,AM_01);</text:p>
          </table:table-cell>
          <table:table-cell table:formula="of:=CONCATENATE([.A62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3];&quot;:=eep_b_r(&quot;;[.J63];&quot;);&quot;)" office:value-type="string" office:string-value="AM_02:=eep_b_r(2);">
            <text:p>AM_02:=eep_b_r(2);</text:p>
          </table:table-cell>
          <table:table-cell table:formula="of:=CONCATENATE(&quot;Res:=eep_b_w(&quot;;[.J63];&quot;,&quot;;[.A63];&quot;);&quot;)" office:value-type="string" office:string-value="Res:=eep_b_w(2,AM_02);">
            <text:p>Res:=eep_b_w(2,AM_02);</text:p>
          </table:table-cell>
          <table:table-cell table:formula="of:=CONCATENATE([.A63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4];&quot;:=eep_b_r(&quot;;[.J64];&quot;);&quot;)" office:value-type="string" office:string-value="AM_03:=eep_b_r(3);">
            <text:p>AM_03:=eep_b_r(3);</text:p>
          </table:table-cell>
          <table:table-cell table:formula="of:=CONCATENATE(&quot;Res:=eep_b_w(&quot;;[.J64];&quot;,&quot;;[.A64];&quot;);&quot;)" office:value-type="string" office:string-value="Res:=eep_b_w(3,AM_03);">
            <text:p>Res:=eep_b_w(3,AM_03);</text:p>
          </table:table-cell>
          <table:table-cell table:formula="of:=CONCATENATE([.A64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5];&quot;:=eep_b_r(&quot;;[.J65];&quot;);&quot;)" office:value-type="string" office:string-value="AM_04:=eep_b_r(4);">
            <text:p>AM_04:=eep_b_r(4);</text:p>
          </table:table-cell>
          <table:table-cell table:formula="of:=CONCATENATE(&quot;Res:=eep_b_w(&quot;;[.J65];&quot;,&quot;;[.A65];&quot;);&quot;)" office:value-type="string" office:string-value="Res:=eep_b_w(4,AM_04);">
            <text:p>Res:=eep_b_w(4,AM_04);</text:p>
          </table:table-cell>
          <table:table-cell table:formula="of:=CONCATENATE([.A65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6];&quot;:=eep_b_r(&quot;;[.J66];&quot;);&quot;)" office:value-type="string" office:string-value="AM_05:=eep_b_r(5);">
            <text:p>AM_05:=eep_b_r(5);</text:p>
          </table:table-cell>
          <table:table-cell table:formula="of:=CONCATENATE(&quot;Res:=eep_b_w(&quot;;[.J66];&quot;,&quot;;[.A66];&quot;);&quot;)" office:value-type="string" office:string-value="Res:=eep_b_w(5,AM_05);">
            <text:p>Res:=eep_b_w(5,AM_05);</text:p>
          </table:table-cell>
          <table:table-cell table:formula="of:=CONCATENATE([.A66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7];&quot;:=eep_b_r(&quot;;[.J67];&quot;);&quot;)" office:value-type="string" office:string-value="AM_06:=eep_b_r(6);">
            <text:p>AM_06:=eep_b_r(6);</text:p>
          </table:table-cell>
          <table:table-cell table:formula="of:=CONCATENATE(&quot;Res:=eep_b_w(&quot;;[.J67];&quot;,&quot;;[.A67];&quot;);&quot;)" office:value-type="string" office:string-value="Res:=eep_b_w(6,AM_06);">
            <text:p>Res:=eep_b_w(6,AM_06);</text:p>
          </table:table-cell>
          <table:table-cell table:formula="of:=CONCATENATE([.A67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8];&quot;:=eep_b_r(&quot;;[.J68];&quot;);&quot;)" office:value-type="string" office:string-value="AM_07:=eep_b_r(7);">
            <text:p>AM_07:=eep_b_r(7);</text:p>
          </table:table-cell>
          <table:table-cell table:formula="of:=CONCATENATE(&quot;Res:=eep_b_w(&quot;;[.J68];&quot;,&quot;;[.A68];&quot;);&quot;)" office:value-type="string" office:string-value="Res:=eep_b_w(7,AM_07);">
            <text:p>Res:=eep_b_w(7,AM_07);</text:p>
          </table:table-cell>
          <table:table-cell table:formula="of:=CONCATENATE([.A68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9];&quot;:=eep_b_r(&quot;;[.J69];&quot;);&quot;)" office:value-type="string" office:string-value="AM_08:=eep_b_r(8);">
            <text:p>AM_08:=eep_b_r(8);</text:p>
          </table:table-cell>
          <table:table-cell table:formula="of:=CONCATENATE(&quot;Res:=eep_b_w(&quot;;[.J69];&quot;,&quot;;[.A69];&quot;);&quot;)" office:value-type="string" office:string-value="Res:=eep_b_w(8,AM_08);">
            <text:p>Res:=eep_b_w(8,AM_08);</text:p>
          </table:table-cell>
          <table:table-cell table:formula="of:=CONCATENATE([.A69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0];&quot;:=eep_b_r(&quot;;[.J70];&quot;);&quot;)" office:value-type="string" office:string-value="AM_09:=eep_b_r(9);">
            <text:p>AM_09:=eep_b_r(9);</text:p>
          </table:table-cell>
          <table:table-cell table:formula="of:=CONCATENATE(&quot;Res:=eep_b_w(&quot;;[.J70];&quot;,&quot;;[.A70];&quot;);&quot;)" office:value-type="string" office:string-value="Res:=eep_b_w(9,AM_09);">
            <text:p>Res:=eep_b_w(9,AM_09);</text:p>
          </table:table-cell>
          <table:table-cell table:formula="of:=CONCATENATE([.A70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1];&quot;:=eep_b_r(&quot;;[.J71];&quot;);&quot;)" office:value-type="string" office:string-value="AM_10:=eep_b_r(10);">
            <text:p>AM_10:=eep_b_r(10);</text:p>
          </table:table-cell>
          <table:table-cell table:formula="of:=CONCATENATE(&quot;Res:=eep_b_w(&quot;;[.J71];&quot;,&quot;;[.A71];&quot;);&quot;)" office:value-type="string" office:string-value="Res:=eep_b_w(10,AM_10);">
            <text:p>Res:=eep_b_w(10,AM_10);</text:p>
          </table:table-cell>
          <table:table-cell table:formula="of:=CONCATENATE([.A71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2];&quot;:=eep_b_r(&quot;;[.J72];&quot;);&quot;)" office:value-type="string" office:string-value="Rej_01:=eep_b_r(11);">
            <text:p>Rej_01:=eep_b_r(11);</text:p>
          </table:table-cell>
          <table:table-cell table:formula="of:=CONCATENATE(&quot;Res:=eep_b_w(&quot;;[.J72];&quot;,&quot;;[.A72];&quot;);&quot;)" office:value-type="string" office:string-value="Res:=eep_b_w(11,Rej_01);">
            <text:p>Res:=eep_b_w(11,Rej_01);</text:p>
          </table:table-cell>
          <table:table-cell table:formula="of:=CONCATENATE([.A72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3];&quot;:=eep_b_r(&quot;;[.J73];&quot;);&quot;)" office:value-type="string" office:string-value="Rej_02:=eep_b_r(12);">
            <text:p>Rej_02:=eep_b_r(12);</text:p>
          </table:table-cell>
          <table:table-cell table:formula="of:=CONCATENATE(&quot;Res:=eep_b_w(&quot;;[.J73];&quot;,&quot;;[.A73];&quot;);&quot;)" office:value-type="string" office:string-value="Res:=eep_b_w(12,Rej_02);">
            <text:p>Res:=eep_b_w(12,Rej_02);</text:p>
          </table:table-cell>
          <table:table-cell table:formula="of:=CONCATENATE([.A73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4];&quot;:=eep_b_r(&quot;;[.J74];&quot;);&quot;)" office:value-type="string" office:string-value="Rej_03:=eep_b_r(13);">
            <text:p>Rej_03:=eep_b_r(13);</text:p>
          </table:table-cell>
          <table:table-cell table:formula="of:=CONCATENATE(&quot;Res:=eep_b_w(&quot;;[.J74];&quot;,&quot;;[.A74];&quot;);&quot;)" office:value-type="string" office:string-value="Res:=eep_b_w(13,Rej_03);">
            <text:p>Res:=eep_b_w(13,Rej_03);</text:p>
          </table:table-cell>
          <table:table-cell table:formula="of:=CONCATENATE([.A74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5];&quot;:=eep_b_r(&quot;;[.J75];&quot;);&quot;)" office:value-type="string" office:string-value="Rej_05:=eep_b_r(14);">
            <text:p>Rej_05:=eep_b_r(14);</text:p>
          </table:table-cell>
          <table:table-cell table:formula="of:=CONCATENATE(&quot;Res:=eep_b_w(&quot;;[.J75];&quot;,&quot;;[.A75];&quot;);&quot;)" office:value-type="string" office:string-value="Res:=eep_b_w(14,Rej_05);">
            <text:p>Res:=eep_b_w(14,Rej_05);</text:p>
          </table:table-cell>
          <table:table-cell table:formula="of:=CONCATENATE([.A75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6];&quot;:=eep_b_r(&quot;;[.J76];&quot;);&quot;)" office:value-type="string" office:string-value="Rej_06:=eep_b_r(15);">
            <text:p>Rej_06:=eep_b_r(15);</text:p>
          </table:table-cell>
          <table:table-cell table:formula="of:=CONCATENATE(&quot;Res:=eep_b_w(&quot;;[.J76];&quot;,&quot;;[.A76];&quot;);&quot;)" office:value-type="string" office:string-value="Res:=eep_b_w(15,Rej_06);">
            <text:p>Res:=eep_b_w(15,Rej_06);</text:p>
          </table:table-cell>
          <table:table-cell table:formula="of:=CONCATENATE([.A76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7];&quot;:=eep_b_r(&quot;;[.J77];&quot;);&quot;)" office:value-type="string" office:string-value="Rej_07:=eep_b_r(16);">
            <text:p>Rej_07:=eep_b_r(16);</text:p>
          </table:table-cell>
          <table:table-cell table:formula="of:=CONCATENATE(&quot;Res:=eep_b_w(&quot;;[.J77];&quot;,&quot;;[.A77];&quot;);&quot;)" office:value-type="string" office:string-value="Res:=eep_b_w(16,Rej_07);">
            <text:p>Res:=eep_b_w(16,Rej_07);</text:p>
          </table:table-cell>
          <table:table-cell table:formula="of:=CONCATENATE([.A77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8];&quot;:=eep_b_r(&quot;;[.J78];&quot;);&quot;)" office:value-type="string" office:string-value="Rej_08:=eep_b_r(17);">
            <text:p>Rej_08:=eep_b_r(17);</text:p>
          </table:table-cell>
          <table:table-cell table:formula="of:=CONCATENATE(&quot;Res:=eep_b_w(&quot;;[.J78];&quot;,&quot;;[.A78];&quot;);&quot;)" office:value-type="string" office:string-value="Res:=eep_b_w(17,Rej_08);">
            <text:p>Res:=eep_b_w(17,Rej_08);</text:p>
          </table:table-cell>
          <table:table-cell table:formula="of:=CONCATENATE([.A78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9];&quot;:=eep_b_r(&quot;;[.J79];&quot;);&quot;)" office:value-type="string" office:string-value="Rej_09:=eep_b_r(18);">
            <text:p>Rej_09:=eep_b_r(18);</text:p>
          </table:table-cell>
          <table:table-cell table:formula="of:=CONCATENATE(&quot;Res:=eep_b_w(&quot;;[.J79];&quot;,&quot;;[.A79];&quot;);&quot;)" office:value-type="string" office:string-value="Res:=eep_b_w(18,Rej_09);">
            <text:p>Res:=eep_b_w(18,Rej_09);</text:p>
          </table:table-cell>
          <table:table-cell table:formula="of:=CONCATENATE([.A79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0];&quot;:=eep_b_r(&quot;;[.J80];&quot;);&quot;)" office:value-type="string" office:string-value="Rej_10:=eep_b_r(19);">
            <text:p>Rej_10:=eep_b_r(19);</text:p>
          </table:table-cell>
          <table:table-cell table:formula="of:=CONCATENATE(&quot;Res:=eep_b_w(&quot;;[.J80];&quot;,&quot;;[.A80];&quot;);&quot;)" office:value-type="string" office:string-value="Res:=eep_b_w(19,Rej_10);">
            <text:p>Res:=eep_b_w(19,Rej_10);</text:p>
          </table:table-cell>
          <table:table-cell table:formula="of:=CONCATENATE([.A80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1];&quot;:=INT_REAL(eep_n_r(&quot;;[.J81];&quot;));&quot;)" office:value-type="string" office:string-value="SP_01:=INT_REAL(eep_n_r(1));">
            <text:p>SP_01:=INT_REAL(eep_n_r(1));</text:p>
          </table:table-cell>
          <table:table-cell table:formula="of:=CONCATENATE(&quot;Res:=eep_n_w(&quot;;[.J81];&quot;,REAL_INT(&quot;;[.A81];&quot;));&quot;)" office:value-type="string" office:string-value="Res:=eep_n_w(1,REAL_INT(SP_01));">
            <text:p>Res:=eep_n_w(1,REAL_INT(SP_01));</text:p>
          </table:table-cell>
          <table:table-cell table:formula="of:=CONCATENATE([.A81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2];&quot;:=INT_REAL(eep_n_r(&quot;;[.J82];&quot;));&quot;)" office:value-type="string" office:string-value="SP_02:=INT_REAL(eep_n_r(2));">
            <text:p>SP_02:=INT_REAL(eep_n_r(2));</text:p>
          </table:table-cell>
          <table:table-cell table:formula="of:=CONCATENATE(&quot;Res:=eep_n_w(&quot;;[.J82];&quot;,REAL_INT(&quot;;[.A82];&quot;));&quot;)" office:value-type="string" office:string-value="Res:=eep_n_w(2,REAL_INT(SP_02));">
            <text:p>Res:=eep_n_w(2,REAL_INT(SP_02));</text:p>
          </table:table-cell>
          <table:table-cell table:formula="of:=CONCATENATE([.A82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3];&quot;:=INT_REAL(eep_n_r(&quot;;[.J83];&quot;));&quot;)" office:value-type="string" office:string-value="SP_03:=INT_REAL(eep_n_r(3));">
            <text:p>SP_03:=INT_REAL(eep_n_r(3));</text:p>
          </table:table-cell>
          <table:table-cell table:formula="of:=CONCATENATE(&quot;Res:=eep_n_w(&quot;;[.J83];&quot;,REAL_INT(&quot;;[.A83];&quot;));&quot;)" office:value-type="string" office:string-value="Res:=eep_n_w(3,REAL_INT(SP_03));">
            <text:p>Res:=eep_n_w(3,REAL_INT(SP_03));</text:p>
          </table:table-cell>
          <table:table-cell table:formula="of:=CONCATENATE([.A83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7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4];&quot;:=INT_REAL(eep_n_r(&quot;;[.J84];&quot;));&quot;)" office:value-type="string" office:string-value="SP_04:=INT_REAL(eep_n_r(4));">
            <text:p>SP_04:=INT_REAL(eep_n_r(4));</text:p>
          </table:table-cell>
          <table:table-cell table:formula="of:=CONCATENATE(&quot;Res:=eep_n_w(&quot;;[.J84];&quot;,REAL_INT(&quot;;[.A84];&quot;));&quot;)" office:value-type="string" office:string-value="Res:=eep_n_w(4,REAL_INT(SP_04));">
            <text:p>Res:=eep_n_w(4,REAL_INT(SP_04));</text:p>
          </table:table-cell>
          <table:table-cell table:formula="of:=CONCATENATE([.A84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5];&quot;:=INT_REAL(eep_n_r(&quot;;[.J85];&quot;));&quot;)" office:value-type="string" office:string-value="SP_05:=INT_REAL(eep_n_r(5));">
            <text:p>SP_05:=INT_REAL(eep_n_r(5));</text:p>
          </table:table-cell>
          <table:table-cell table:formula="of:=CONCATENATE(&quot;Res:=eep_n_w(&quot;;[.J85];&quot;,REAL_INT(&quot;;[.A85];&quot;));&quot;)" office:value-type="string" office:string-value="Res:=eep_n_w(5,REAL_INT(SP_05));">
            <text:p>Res:=eep_n_w(5,REAL_INT(SP_05));</text:p>
          </table:table-cell>
          <table:table-cell table:formula="of:=CONCATENATE([.A85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4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6];&quot;:=INT_REAL(eep_n_r(&quot;;[.J86];&quot;));&quot;)" office:value-type="string" office:string-value="SP_06:=INT_REAL(eep_n_r(6));">
            <text:p>SP_06:=INT_REAL(eep_n_r(6));</text:p>
          </table:table-cell>
          <table:table-cell table:formula="of:=CONCATENATE(&quot;Res:=eep_n_w(&quot;;[.J86];&quot;,REAL_INT(&quot;;[.A86];&quot;));&quot;)" office:value-type="string" office:string-value="Res:=eep_n_w(6,REAL_INT(SP_06));">
            <text:p>Res:=eep_n_w(6,REAL_INT(SP_06));</text:p>
          </table:table-cell>
          <table:table-cell table:formula="of:=CONCATENATE([.A86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7];&quot;:=INT_REAL(eep_n_r(&quot;;[.J87];&quot;));&quot;)" office:value-type="string" office:string-value="SP_07:=INT_REAL(eep_n_r(7));">
            <text:p>SP_07:=INT_REAL(eep_n_r(7));</text:p>
          </table:table-cell>
          <table:table-cell table:formula="of:=CONCATENATE(&quot;Res:=eep_n_w(&quot;;[.J87];&quot;,REAL_INT(&quot;;[.A87];&quot;));&quot;)" office:value-type="string" office:string-value="Res:=eep_n_w(7,REAL_INT(SP_07));">
            <text:p>Res:=eep_n_w(7,REAL_INT(SP_07));</text:p>
          </table:table-cell>
          <table:table-cell table:formula="of:=CONCATENATE([.A87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8];&quot;:=INT_REAL(eep_n_r(&quot;;[.J88];&quot;));&quot;)" office:value-type="string" office:string-value="SP_08:=INT_REAL(eep_n_r(8));">
            <text:p>SP_08:=INT_REAL(eep_n_r(8));</text:p>
          </table:table-cell>
          <table:table-cell table:formula="of:=CONCATENATE(&quot;Res:=eep_n_w(&quot;;[.J88];&quot;,REAL_INT(&quot;;[.A88];&quot;));&quot;)" office:value-type="string" office:string-value="Res:=eep_n_w(8,REAL_INT(SP_08));">
            <text:p>Res:=eep_n_w(8,REAL_INT(SP_08));</text:p>
          </table:table-cell>
          <table:table-cell table:formula="of:=CONCATENATE([.A88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89];&quot;:=INT_REAL(eep_n_r(&quot;;[.J89];&quot;));&quot;)" office:value-type="string" office:string-value="SP_09:=INT_REAL(eep_n_r(9));">
            <text:p>SP_09:=INT_REAL(eep_n_r(9));</text:p>
          </table:table-cell>
          <table:table-cell table:formula="of:=CONCATENATE(&quot;Res:=eep_n_w(&quot;;[.J89];&quot;,REAL_INT(&quot;;[.A89];&quot;));&quot;)" office:value-type="string" office:string-value="Res:=eep_n_w(9,REAL_INT(SP_09));">
            <text:p>Res:=eep_n_w(9,REAL_INT(SP_09));</text:p>
          </table:table-cell>
          <table:table-cell table:formula="of:=CONCATENATE([.A89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0];&quot;:=INT_REAL(eep_n_r(&quot;;[.J90];&quot;));&quot;)" office:value-type="string" office:string-value="SP_10:=INT_REAL(eep_n_r(10));">
            <text:p>SP_10:=INT_REAL(eep_n_r(10));</text:p>
          </table:table-cell>
          <table:table-cell table:formula="of:=CONCATENATE(&quot;Res:=eep_n_w(&quot;;[.J90];&quot;,REAL_INT(&quot;;[.A90];&quot;));&quot;)" office:value-type="string" office:string-value="Res:=eep_n_w(10,REAL_INT(SP_10));">
            <text:p>Res:=eep_n_w(10,REAL_INT(SP_10));</text:p>
          </table:table-cell>
          <table:table-cell table:formula="of:=CONCATENATE([.A90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1];&quot;:=INT_REAL(eep_n_r(&quot;;[.J91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1];&quot;,REAL_INT(&quot;;[.A91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2];&quot;:=INT_REAL(eep_n_r(&quot;;[.J92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2];&quot;,REAL_INT(&quot;;[.A92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3];&quot;:=INT_REAL(eep_n_r(&quot;;[.J93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3];&quot;,REAL_INT(&quot;;[.A93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4];&quot;:=INT_REAL(eep_n_r(&quot;;[.J94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4];&quot;,REAL_INT(&quot;;[.A94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5];&quot;:=INT_REAL(eep_n_r(&quot;;[.J95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5];&quot;,REAL_INT(&quot;;[.A95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6];&quot;:=INT_REAL(eep_n_r(&quot;;[.J96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6];&quot;,REAL_INT(&quot;;[.A96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7];&quot;:=INT_REAL(eep_n_r(&quot;;[.J97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7];&quot;,REAL_INT(&quot;;[.A97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8];&quot;:=INT_REAL(eep_n_r(&quot;;[.J98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8];&quot;,REAL_INT(&quot;;[.A98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99];&quot;:=INT_REAL(eep_n_r(&quot;;[.J99];&quot;));&quot;)" office:value-type="string" office:string-value="Kpr_09:=INT_REAL(eep_n_r(19));">
            <text:p>Kpr_09:=INT_REAL(eep_n_r(19));</text:p>
          </table:table-cell>
          <table:table-cell table:formula="of:=CONCATENATE(&quot;Res:=eep_n_w(&quot;;[.J99];&quot;,REAL_INT(&quot;;[.A99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0];&quot;:=INT_REAL(eep_n_r(&quot;;[.J100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0];&quot;,REAL_INT(&quot;;[.A100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1];&quot;:=INT_REAL(eep_n_r(&quot;;[.J101];&quot;));&quot;)" office:value-type="string" office:string-value="Ti_01:=INT_REAL(eep_n_r(21));">
            <text:p>Ti_01:=INT_REAL(eep_n_r(21));</text:p>
          </table:table-cell>
          <table:table-cell table:formula="of:=CONCATENATE(&quot;Res:=eep_n_w(&quot;;[.J101];&quot;,REAL_INT(&quot;;[.A101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2];&quot;:=INT_REAL(eep_n_r(&quot;;[.J102];&quot;));&quot;)" office:value-type="string" office:string-value="Ti_02:=INT_REAL(eep_n_r(22));">
            <text:p>Ti_02:=INT_REAL(eep_n_r(22));</text:p>
          </table:table-cell>
          <table:table-cell table:formula="of:=CONCATENATE(&quot;Res:=eep_n_w(&quot;;[.J102];&quot;,REAL_INT(&quot;;[.A102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3];&quot;:=INT_REAL(eep_n_r(&quot;;[.J103];&quot;));&quot;)" office:value-type="string" office:string-value="Ti_03:=INT_REAL(eep_n_r(23));">
            <text:p>Ti_03:=INT_REAL(eep_n_r(23));</text:p>
          </table:table-cell>
          <table:table-cell table:formula="of:=CONCATENATE(&quot;Res:=eep_n_w(&quot;;[.J103];&quot;,REAL_INT(&quot;;[.A103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4];&quot;:=INT_REAL(eep_n_r(&quot;;[.J104];&quot;));&quot;)" office:value-type="string" office:string-value="Ti_04:=INT_REAL(eep_n_r(24));">
            <text:p>Ti_04:=INT_REAL(eep_n_r(24));</text:p>
          </table:table-cell>
          <table:table-cell table:formula="of:=CONCATENATE(&quot;Res:=eep_n_w(&quot;;[.J104];&quot;,REAL_INT(&quot;;[.A104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5];&quot;:=INT_REAL(eep_n_r(&quot;;[.J105];&quot;));&quot;)" office:value-type="string" office:string-value="Ti_05:=INT_REAL(eep_n_r(25));">
            <text:p>Ti_05:=INT_REAL(eep_n_r(25));</text:p>
          </table:table-cell>
          <table:table-cell table:formula="of:=CONCATENATE(&quot;Res:=eep_n_w(&quot;;[.J105];&quot;,REAL_INT(&quot;;[.A105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6];&quot;:=INT_REAL(eep_n_r(&quot;;[.J106];&quot;));&quot;)" office:value-type="string" office:string-value="Ti_06:=INT_REAL(eep_n_r(26));">
            <text:p>Ti_06:=INT_REAL(eep_n_r(26));</text:p>
          </table:table-cell>
          <table:table-cell table:formula="of:=CONCATENATE(&quot;Res:=eep_n_w(&quot;;[.J106];&quot;,REAL_INT(&quot;;[.A106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7];&quot;:=INT_REAL(eep_n_r(&quot;;[.J107];&quot;));&quot;)" office:value-type="string" office:string-value="Ti_07:=INT_REAL(eep_n_r(27));">
            <text:p>Ti_07:=INT_REAL(eep_n_r(27));</text:p>
          </table:table-cell>
          <table:table-cell table:formula="of:=CONCATENATE(&quot;Res:=eep_n_w(&quot;;[.J107];&quot;,REAL_INT(&quot;;[.A107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8];&quot;:=INT_REAL(eep_n_r(&quot;;[.J108];&quot;));&quot;)" office:value-type="string" office:string-value="Ti_08:=INT_REAL(eep_n_r(28));">
            <text:p>Ti_08:=INT_REAL(eep_n_r(28));</text:p>
          </table:table-cell>
          <table:table-cell table:formula="of:=CONCATENATE(&quot;Res:=eep_n_w(&quot;;[.J108];&quot;,REAL_INT(&quot;;[.A108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09];&quot;:=INT_REAL(eep_n_r(&quot;;[.J109];&quot;));&quot;)" office:value-type="string" office:string-value="Ti_09:=INT_REAL(eep_n_r(29));">
            <text:p>Ti_09:=INT_REAL(eep_n_r(29));</text:p>
          </table:table-cell>
          <table:table-cell table:formula="of:=CONCATENATE(&quot;Res:=eep_n_w(&quot;;[.J109];&quot;,REAL_INT(&quot;;[.A109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0];&quot;:=INT_REAL(eep_n_r(&quot;;[.J110];&quot;));&quot;)" office:value-type="string" office:string-value="Ti_10:=INT_REAL(eep_n_r(30));">
            <text:p>Ti_10:=INT_REAL(eep_n_r(30));</text:p>
          </table:table-cell>
          <table:table-cell table:formula="of:=CONCATENATE(&quot;Res:=eep_n_w(&quot;;[.J110];&quot;,REAL_INT(&quot;;[.A110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1];&quot;:=INT_REAL(eep_n_r(&quot;;[.J111];&quot;));&quot;)" office:value-type="string" office:string-value="Td_01:=INT_REAL(eep_n_r(31));">
            <text:p>Td_01:=INT_REAL(eep_n_r(31));</text:p>
          </table:table-cell>
          <table:table-cell table:formula="of:=CONCATENATE(&quot;Res:=eep_n_w(&quot;;[.J111];&quot;,REAL_INT(&quot;;[.A111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2];&quot;:=INT_REAL(eep_n_r(&quot;;[.J112];&quot;));&quot;)" office:value-type="string" office:string-value="Td_02:=INT_REAL(eep_n_r(32));">
            <text:p>Td_02:=INT_REAL(eep_n_r(32));</text:p>
          </table:table-cell>
          <table:table-cell table:formula="of:=CONCATENATE(&quot;Res:=eep_n_w(&quot;;[.J112];&quot;,REAL_INT(&quot;;[.A112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3];&quot;:=INT_REAL(eep_n_r(&quot;;[.J113];&quot;));&quot;)" office:value-type="string" office:string-value="Td_03:=INT_REAL(eep_n_r(33));">
            <text:p>Td_03:=INT_REAL(eep_n_r(33));</text:p>
          </table:table-cell>
          <table:table-cell table:formula="of:=CONCATENATE(&quot;Res:=eep_n_w(&quot;;[.J113];&quot;,REAL_INT(&quot;;[.A113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4];&quot;:=INT_REAL(eep_n_r(&quot;;[.J114];&quot;));&quot;)" office:value-type="string" office:string-value="Td_04:=INT_REAL(eep_n_r(34));">
            <text:p>Td_04:=INT_REAL(eep_n_r(34));</text:p>
          </table:table-cell>
          <table:table-cell table:formula="of:=CONCATENATE(&quot;Res:=eep_n_w(&quot;;[.J114];&quot;,REAL_INT(&quot;;[.A114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5];&quot;:=INT_REAL(eep_n_r(&quot;;[.J115];&quot;));&quot;)" office:value-type="string" office:string-value="Td_05:=INT_REAL(eep_n_r(35));">
            <text:p>Td_05:=INT_REAL(eep_n_r(35));</text:p>
          </table:table-cell>
          <table:table-cell table:formula="of:=CONCATENATE(&quot;Res:=eep_n_w(&quot;;[.J115];&quot;,REAL_INT(&quot;;[.A115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6];&quot;:=INT_REAL(eep_n_r(&quot;;[.J116];&quot;));&quot;)" office:value-type="string" office:string-value="Td_06:=INT_REAL(eep_n_r(36));">
            <text:p>Td_06:=INT_REAL(eep_n_r(36));</text:p>
          </table:table-cell>
          <table:table-cell table:formula="of:=CONCATENATE(&quot;Res:=eep_n_w(&quot;;[.J116];&quot;,REAL_INT(&quot;;[.A116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7];&quot;:=INT_REAL(eep_n_r(&quot;;[.J117];&quot;));&quot;)" office:value-type="string" office:string-value="Td_07:=INT_REAL(eep_n_r(37));">
            <text:p>Td_07:=INT_REAL(eep_n_r(37));</text:p>
          </table:table-cell>
          <table:table-cell table:formula="of:=CONCATENATE(&quot;Res:=eep_n_w(&quot;;[.J117];&quot;,REAL_INT(&quot;;[.A117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8];&quot;:=INT_REAL(eep_n_r(&quot;;[.J118];&quot;));&quot;)" office:value-type="string" office:string-value="Td_08:=INT_REAL(eep_n_r(38));">
            <text:p>Td_08:=INT_REAL(eep_n_r(38));</text:p>
          </table:table-cell>
          <table:table-cell table:formula="of:=CONCATENATE(&quot;Res:=eep_n_w(&quot;;[.J118];&quot;,REAL_INT(&quot;;[.A118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19];&quot;:=INT_REAL(eep_n_r(&quot;;[.J119];&quot;));&quot;)" office:value-type="string" office:string-value="Td_09:=INT_REAL(eep_n_r(39));">
            <text:p>Td_09:=INT_REAL(eep_n_r(39));</text:p>
          </table:table-cell>
          <table:table-cell table:formula="of:=CONCATENATE(&quot;Res:=eep_n_w(&quot;;[.J119];&quot;,REAL_INT(&quot;;[.A119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0];&quot;:=INT_REAL(eep_n_r(&quot;;[.J120];&quot;));&quot;)" office:value-type="string" office:string-value="Td_10:=INT_REAL(eep_n_r(40));">
            <text:p>Td_10:=INT_REAL(eep_n_r(40));</text:p>
          </table:table-cell>
          <table:table-cell table:formula="of:=CONCATENATE(&quot;Res:=eep_n_w(&quot;;[.J120];&quot;,REAL_INT(&quot;;[.A120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1">
            <text:p>2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121];&quot;:=eep_n_r(&quot;;[.J121];&quot;);&quot;)" office:value-type="string" office:string-value="Kf_01:=eep_n_r(41);">
            <text:p>Kf_01:=eep_n_r(41);</text:p>
          </table:table-cell>
          <table:table-cell table:formula="of:=CONCATENATE(&quot;Res:=eep_n_w(&quot;;[.J121];&quot;,&quot;;[.A121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2">
            <text:p>2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2];&quot;:=eep_n_r(&quot;;[.J122];&quot;);&quot;)" office:value-type="string" office:string-value="Kf_02:=eep_n_r(42);">
            <text:p>Kf_02:=eep_n_r(42);</text:p>
          </table:table-cell>
          <table:table-cell table:formula="of:=CONCATENATE(&quot;Res:=eep_n_w(&quot;;[.J122];&quot;,&quot;;[.A122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3];&quot;:=eep_n_r(&quot;;[.J123];&quot;);&quot;)" office:value-type="string" office:string-value="Kf_03:=eep_n_r(43);">
            <text:p>Kf_03:=eep_n_r(43);</text:p>
          </table:table-cell>
          <table:table-cell table:formula="of:=CONCATENATE(&quot;Res:=eep_n_w(&quot;;[.J123];&quot;,&quot;;[.A123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4];&quot;:=eep_n_r(&quot;;[.J124];&quot;);&quot;)" office:value-type="string" office:string-value="Kf_04:=eep_n_r(44);">
            <text:p>Kf_04:=eep_n_r(44);</text:p>
          </table:table-cell>
          <table:table-cell table:formula="of:=CONCATENATE(&quot;Res:=eep_n_w(&quot;;[.J124];&quot;,&quot;;[.A124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5];&quot;:=eep_n_r(&quot;;[.J125];&quot;);&quot;)" office:value-type="string" office:string-value="Kf_05:=eep_n_r(45);">
            <text:p>Kf_05:=eep_n_r(45);</text:p>
          </table:table-cell>
          <table:table-cell table:formula="of:=CONCATENATE(&quot;Res:=eep_n_w(&quot;;[.J125];&quot;,&quot;;[.A125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6];&quot;:=eep_n_r(&quot;;[.J126];&quot;);&quot;)" office:value-type="string" office:string-value="Kf_06:=eep_n_r(46);">
            <text:p>Kf_06:=eep_n_r(46);</text:p>
          </table:table-cell>
          <table:table-cell table:formula="of:=CONCATENATE(&quot;Res:=eep_n_w(&quot;;[.J126];&quot;,&quot;;[.A126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7];&quot;:=eep_n_r(&quot;;[.J127];&quot;);&quot;)" office:value-type="string" office:string-value="Kf_07:=eep_n_r(47);">
            <text:p>Kf_07:=eep_n_r(47);</text:p>
          </table:table-cell>
          <table:table-cell table:formula="of:=CONCATENATE(&quot;Res:=eep_n_w(&quot;;[.J127];&quot;,&quot;;[.A127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8];&quot;:=eep_n_r(&quot;;[.J128];&quot;);&quot;)" office:value-type="string" office:string-value="Kf_08:=eep_n_r(48);">
            <text:p>Kf_08:=eep_n_r(48);</text:p>
          </table:table-cell>
          <table:table-cell table:formula="of:=CONCATENATE(&quot;Res:=eep_n_w(&quot;;[.J128];&quot;,&quot;;[.A128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29];&quot;:=eep_n_r(&quot;;[.J129];&quot;);&quot;)" office:value-type="string" office:string-value="Kf_09:=eep_n_r(49);">
            <text:p>Kf_09:=eep_n_r(49);</text:p>
          </table:table-cell>
          <table:table-cell table:formula="of:=CONCATENATE(&quot;Res:=eep_n_w(&quot;;[.J129];&quot;,&quot;;[.A129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0];&quot;:=eep_n_r(&quot;;[.J130];&quot;);&quot;)" office:value-type="string" office:string-value="Kf_10:=eep_n_r(50);">
            <text:p>Kf_10:=eep_n_r(50);</text:p>
          </table:table-cell>
          <table:table-cell table:formula="of:=CONCATENATE(&quot;Res:=eep_n_w(&quot;;[.J130];&quot;,&quot;;[.A130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1];&quot;:=eep_n_r(&quot;;[.J131];&quot;);&quot;)" office:value-type="string" office:string-value="Kf_11:=eep_n_r(51);">
            <text:p>Kf_11:=eep_n_r(51);</text:p>
          </table:table-cell>
          <table:table-cell table:formula="of:=CONCATENATE(&quot;Res:=eep_n_w(&quot;;[.J131];&quot;,&quot;;[.A131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2];&quot;:=eep_n_r(&quot;;[.J132];&quot;);&quot;)" office:value-type="string" office:string-value="Kf_12:=eep_n_r(52);">
            <text:p>Kf_12:=eep_n_r(52);</text:p>
          </table:table-cell>
          <table:table-cell table:formula="of:=CONCATENATE(&quot;Res:=eep_n_w(&quot;;[.J132];&quot;,&quot;;[.A132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3];&quot;:=eep_n_r(&quot;;[.J133];&quot;);&quot;)" office:value-type="string" office:string-value="Kf_13:=eep_n_r(53);">
            <text:p>Kf_13:=eep_n_r(53);</text:p>
          </table:table-cell>
          <table:table-cell table:formula="of:=CONCATENATE(&quot;Res:=eep_n_w(&quot;;[.J133];&quot;,&quot;;[.A133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4];&quot;:=eep_n_r(&quot;;[.J134];&quot;);&quot;)" office:value-type="string" office:string-value="Kf_14:=eep_n_r(54);">
            <text:p>Kf_14:=eep_n_r(54);</text:p>
          </table:table-cell>
          <table:table-cell table:formula="of:=CONCATENATE(&quot;Res:=eep_n_w(&quot;;[.J134];&quot;,&quot;;[.A134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5];&quot;:=eep_n_r(&quot;;[.J135];&quot;);&quot;)" office:value-type="string" office:string-value="Kf_15:=eep_n_r(55);">
            <text:p>Kf_15:=eep_n_r(55);</text:p>
          </table:table-cell>
          <table:table-cell table:formula="of:=CONCATENATE(&quot;Res:=eep_n_w(&quot;;[.J135];&quot;,&quot;;[.A135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6];&quot;:=eep_n_r(&quot;;[.J136];&quot;);&quot;)" office:value-type="string" office:string-value="Kf_16:=eep_n_r(56);">
            <text:p>Kf_16:=eep_n_r(56);</text:p>
          </table:table-cell>
          <table:table-cell table:formula="of:=CONCATENATE(&quot;Res:=eep_n_w(&quot;;[.J136];&quot;,&quot;;[.A136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Kkor_01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8">
            <text:p>58</text:p>
          </table:table-cell>
          <table:table-cell table:formula="of:=CONCATENATE([.A139];&quot;:=INT_REAL(eep_n_r(&quot;;[.J139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39];&quot;,REAL_INT(&quot;;[.A139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9">
            <text:p>59</text:p>
          </table:table-cell>
          <table:table-cell table:formula="of:=CONCATENATE([.A140];&quot;:=INT_REAL(eep_n_r(&quot;;[.J140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0];&quot;,REAL_INT(&quot;;[.A140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CONCATENATE([.A141];&quot;:=INT_REAL(eep_n_r(&quot;;[.J141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1];&quot;,REAL_INT(&quot;;[.A141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1">
            <text:p>61</text:p>
          </table:table-cell>
          <table:table-cell table:formula="of:=CONCATENATE([.A142];&quot;:=INT_REAL(eep_n_r(&quot;;[.J142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2];&quot;,REAL_INT(&quot;;[.A142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2">
            <text:p>62</text:p>
          </table:table-cell>
          <table:table-cell table:formula="of:=CONCATENATE([.A143];&quot;:=INT_REAL(eep_n_r(&quot;;[.J143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3];&quot;,REAL_INT(&quot;;[.A143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3">
            <text:p>63</text:p>
          </table:table-cell>
          <table:table-cell table:formula="of:=CONCATENATE([.A144];&quot;:=INT_REAL(eep_n_r(&quot;;[.J144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4];&quot;,REAL_INT(&quot;;[.A144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CONCATENATE([.A145];&quot;:=INT_REAL(eep_n_r(&quot;;[.J145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5];&quot;,REAL_INT(&quot;;[.A145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5">
            <text:p>65</text:p>
          </table:table-cell>
          <table:table-cell table:formula="of:=CONCATENATE([.A146];&quot;:=INT_REAL(eep_n_r(&quot;;[.J146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6];&quot;,REAL_INT(&quot;;[.A146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6">
            <text:p>66</text:p>
          </table:table-cell>
          <table:table-cell table:formula="of:=CONCATENATE([.A147];&quot;:=INT_REAL(eep_n_r(&quot;;[.J147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7];&quot;,REAL_INT(&quot;;[.A147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8];&quot;:=INT_REAL(eep_n_r(&quot;;[.J148];&quot;));&quot;)" office:value-type="string" office:string-value="K1_01:=INT_REAL(eep_n_r(67));">
            <text:p>K1_01:=INT_REAL(eep_n_r(67));</text:p>
          </table:table-cell>
          <table:table-cell table:formula="of:=CONCATENATE(&quot;Res:=eep_n_w(&quot;;[.J148];&quot;,REAL_INT(&quot;;[.A148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49];&quot;:=INT_REAL(eep_n_r(&quot;;[.J149];&quot;));&quot;)" office:value-type="string" office:string-value="K1_02:=INT_REAL(eep_n_r(68));">
            <text:p>K1_02:=INT_REAL(eep_n_r(68));</text:p>
          </table:table-cell>
          <table:table-cell table:formula="of:=CONCATENATE(&quot;Res:=eep_n_w(&quot;;[.J149];&quot;,REAL_INT(&quot;;[.A149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0];&quot;:=INT_REAL(eep_n_r(&quot;;[.J150];&quot;));&quot;)" office:value-type="string" office:string-value="K1_03:=INT_REAL(eep_n_r(69));">
            <text:p>K1_03:=INT_REAL(eep_n_r(69));</text:p>
          </table:table-cell>
          <table:table-cell table:formula="of:=CONCATENATE(&quot;Res:=eep_n_w(&quot;;[.J150];&quot;,REAL_INT(&quot;;[.A150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1];&quot;:=INT_REAL(eep_n_r(&quot;;[.J151];&quot;));&quot;)" office:value-type="string" office:string-value="K1_05:=INT_REAL(eep_n_r(70));">
            <text:p>K1_05:=INT_REAL(eep_n_r(70));</text:p>
          </table:table-cell>
          <table:table-cell table:formula="of:=CONCATENATE(&quot;Res:=eep_n_w(&quot;;[.J151];&quot;,REAL_INT(&quot;;[.A151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2];&quot;:=INT_REAL(eep_n_r(&quot;;[.J152];&quot;));&quot;)" office:value-type="string" office:string-value="K1_06:=INT_REAL(eep_n_r(71));">
            <text:p>K1_06:=INT_REAL(eep_n_r(71));</text:p>
          </table:table-cell>
          <table:table-cell table:formula="of:=CONCATENATE(&quot;Res:=eep_n_w(&quot;;[.J152];&quot;,REAL_INT(&quot;;[.A152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3];&quot;:=INT_REAL(eep_n_r(&quot;;[.J153];&quot;));&quot;)" office:value-type="string" office:string-value="K1_07:=INT_REAL(eep_n_r(72));">
            <text:p>K1_07:=INT_REAL(eep_n_r(72));</text:p>
          </table:table-cell>
          <table:table-cell table:formula="of:=CONCATENATE(&quot;Res:=eep_n_w(&quot;;[.J153];&quot;,REAL_INT(&quot;;[.A153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4];&quot;:=INT_REAL(eep_n_r(&quot;;[.J154];&quot;));&quot;)" office:value-type="string" office:string-value="K1_08:=INT_REAL(eep_n_r(73));">
            <text:p>K1_08:=INT_REAL(eep_n_r(73));</text:p>
          </table:table-cell>
          <table:table-cell table:formula="of:=CONCATENATE(&quot;Res:=eep_n_w(&quot;;[.J154];&quot;,REAL_INT(&quot;;[.A154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5];&quot;:=INT_REAL(eep_n_r(&quot;;[.J155];&quot;));&quot;)" office:value-type="string" office:string-value="K1_09:=INT_REAL(eep_n_r(74));">
            <text:p>K1_09:=INT_REAL(eep_n_r(74));</text:p>
          </table:table-cell>
          <table:table-cell table:formula="of:=CONCATENATE(&quot;Res:=eep_n_w(&quot;;[.J155];&quot;,REAL_INT(&quot;;[.A155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6];&quot;:=INT_REAL(eep_n_r(&quot;;[.J156];&quot;));&quot;)" office:value-type="string" office:string-value="K1_10:=INT_REAL(eep_n_r(75));">
            <text:p>K1_10:=INT_REAL(eep_n_r(75));</text:p>
          </table:table-cell>
          <table:table-cell table:formula="of:=CONCATENATE(&quot;Res:=eep_n_w(&quot;;[.J156];&quot;,REAL_INT(&quot;;[.A156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7];&quot;:=INT_REAL(eep_n_r(&quot;;[.J157];&quot;));&quot;)" office:value-type="string" office:string-value="K2_01:=INT_REAL(eep_n_r(76));">
            <text:p>K2_01:=INT_REAL(eep_n_r(76));</text:p>
          </table:table-cell>
          <table:table-cell table:formula="of:=CONCATENATE(&quot;Res:=eep_n_w(&quot;;[.J157];&quot;,REAL_INT(&quot;;[.A157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8];&quot;:=INT_REAL(eep_n_r(&quot;;[.J158];&quot;));&quot;)" office:value-type="string" office:string-value="K2_02:=INT_REAL(eep_n_r(77));">
            <text:p>K2_02:=INT_REAL(eep_n_r(77));</text:p>
          </table:table-cell>
          <table:table-cell table:formula="of:=CONCATENATE(&quot;Res:=eep_n_w(&quot;;[.J158];&quot;,REAL_INT(&quot;;[.A158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59];&quot;:=INT_REAL(eep_n_r(&quot;;[.J159];&quot;));&quot;)" office:value-type="string" office:string-value="K2_03:=INT_REAL(eep_n_r(78));">
            <text:p>K2_03:=INT_REAL(eep_n_r(78));</text:p>
          </table:table-cell>
          <table:table-cell table:formula="of:=CONCATENATE(&quot;Res:=eep_n_w(&quot;;[.J159];&quot;,REAL_INT(&quot;;[.A159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0];&quot;:=INT_REAL(eep_n_r(&quot;;[.J160];&quot;));&quot;)" office:value-type="string" office:string-value="K2_05:=INT_REAL(eep_n_r(79));">
            <text:p>K2_05:=INT_REAL(eep_n_r(79));</text:p>
          </table:table-cell>
          <table:table-cell table:formula="of:=CONCATENATE(&quot;Res:=eep_n_w(&quot;;[.J160];&quot;,REAL_INT(&quot;;[.A160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1];&quot;:=INT_REAL(eep_n_r(&quot;;[.J161];&quot;));&quot;)" office:value-type="string" office:string-value="K2_06:=INT_REAL(eep_n_r(80));">
            <text:p>K2_06:=INT_REAL(eep_n_r(80));</text:p>
          </table:table-cell>
          <table:table-cell table:formula="of:=CONCATENATE(&quot;Res:=eep_n_w(&quot;;[.J161];&quot;,REAL_INT(&quot;;[.A161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2];&quot;:=INT_REAL(eep_n_r(&quot;;[.J162];&quot;));&quot;)" office:value-type="string" office:string-value="K2_07:=INT_REAL(eep_n_r(81));">
            <text:p>K2_07:=INT_REAL(eep_n_r(81));</text:p>
          </table:table-cell>
          <table:table-cell table:formula="of:=CONCATENATE(&quot;Res:=eep_n_w(&quot;;[.J162];&quot;,REAL_INT(&quot;;[.A162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3];&quot;:=INT_REAL(eep_n_r(&quot;;[.J163];&quot;));&quot;)" office:value-type="string" office:string-value="K2_08:=INT_REAL(eep_n_r(82));">
            <text:p>K2_08:=INT_REAL(eep_n_r(82));</text:p>
          </table:table-cell>
          <table:table-cell table:formula="of:=CONCATENATE(&quot;Res:=eep_n_w(&quot;;[.J163];&quot;,REAL_INT(&quot;;[.A163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4];&quot;:=INT_REAL(eep_n_r(&quot;;[.J164];&quot;));&quot;)" office:value-type="string" office:string-value="K2_09:=INT_REAL(eep_n_r(83));">
            <text:p>K2_09:=INT_REAL(eep_n_r(83));</text:p>
          </table:table-cell>
          <table:table-cell table:formula="of:=CONCATENATE(&quot;Res:=eep_n_w(&quot;;[.J164];&quot;,REAL_INT(&quot;;[.A164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5];&quot;:=INT_REAL(eep_n_r(&quot;;[.J165];&quot;));&quot;)" office:value-type="string" office:string-value="K2_10:=INT_REAL(eep_n_r(84));">
            <text:p>K2_10:=INT_REAL(eep_n_r(84));</text:p>
          </table:table-cell>
          <table:table-cell table:formula="of:=CONCATENATE(&quot;Res:=eep_n_w(&quot;;[.J165];&quot;,REAL_INT(&quot;;[.A165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6];&quot;:=INT_REAL(eep_n_r(&quot;;[.J166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6];&quot;,REAL_INT(&quot;;[.A166];&quot;));&quot;)" office:value-type="string" office:string-value="Res:=eep_n_w(85,REAL_INT(SP2_07));">
            <text:p>Res:=eep_n_w(85,REAL_INT(SP2_07));</text:p>
          </table:table-cell>
          <table:table-cell/>
        </table:table-row>
        <table:table-row table:style-name="ro1">
          <table:table-cell office:value-type="string">
            <text:p>SP2_08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7];&quot;:=INT_REAL(eep_n_r(&quot;;[.J167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7];&quot;,REAL_INT(&quot;;[.A167];&quot;));&quot;)" office:value-type="string" office:string-value="Res:=eep_n_w(86,REAL_INT(SP2_08));">
            <text:p>Res:=eep_n_w(86,REAL_INT(SP2_08));</text:p>
          </table:table-cell>
          <table:table-cell/>
        </table:table-row>
        <table:table-row table:style-name="ro1">
          <table:table-cell office:value-type="string">
            <text:p>SP2_09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8];&quot;:=INT_REAL(eep_n_r(&quot;;[.J168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8];&quot;,REAL_INT(&quot;;[.A168];&quot;));&quot;)" office:value-type="string" office:string-value="Res:=eep_n_w(87,REAL_INT(SP2_09));">
            <text:p>Res:=eep_n_w(87,REAL_INT(SP2_09));</text:p>
          </table:table-cell>
          <table:table-cell/>
        </table:table-row>
        <table:table-row table:style-name="ro1">
          <table:table-cell office:value-type="string">
            <text:p>SP2_10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69];&quot;:=INT_REAL(eep_n_r(&quot;;[.J169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69];&quot;,REAL_INT(&quot;;[.A169];&quot;));&quot;)" office:value-type="string" office:string-value="Res:=eep_n_w(88,REAL_INT(SP2_10));">
            <text:p>Res:=eep_n_w(88,REAL_INT(SP2_10));</text:p>
          </table:table-cell>
          <table:table-cell/>
        </table:table-row>
        <table:table-row table:style-name="ro1">
          <table:table-cell office:value-type="string">
            <text:p>Xmin_01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0];&quot;:=INT_REAL(eep_n_r(&quot;;[.J170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0];&quot;,REAL_INT(&quot;;[.A170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1];&quot;:=INT_REAL(eep_n_r(&quot;;[.J171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1];&quot;,REAL_INT(&quot;;[.A171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2];&quot;:=INT_REAL(eep_n_r(&quot;;[.J172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2];&quot;,REAL_INT(&quot;;[.A172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3];&quot;:=INT_REAL(eep_n_r(&quot;;[.J173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3];&quot;,REAL_INT(&quot;;[.A173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4];&quot;:=INT_REAL(eep_n_r(&quot;;[.J174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4];&quot;,REAL_INT(&quot;;[.A174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5];&quot;:=INT_REAL(eep_n_r(&quot;;[.J175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5];&quot;,REAL_INT(&quot;;[.A175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6];&quot;:=INT_REAL(eep_n_r(&quot;;[.J176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6];&quot;,REAL_INT(&quot;;[.A176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7];&quot;:=INT_REAL(eep_n_r(&quot;;[.J177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7];&quot;,REAL_INT(&quot;;[.A177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8];&quot;:=INT_REAL(eep_n_r(&quot;;[.J178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8];&quot;,REAL_INT(&quot;;[.A178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79];&quot;:=INT_REAL(eep_n_r(&quot;;[.J179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79];&quot;,REAL_INT(&quot;;[.A179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0];&quot;:=INT_REAL(eep_n_r(&quot;;[.J180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0];&quot;,REAL_INT(&quot;;[.A180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1];&quot;:=INT_REAL(eep_n_r(&quot;;[.J181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1];&quot;,REAL_INT(&quot;;[.A181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2];&quot;:=INT_REAL(eep_n_r(&quot;;[.J182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2];&quot;,REAL_INT(&quot;;[.A182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3];&quot;:=INT_REAL(eep_n_r(&quot;;[.J183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3];&quot;,REAL_INT(&quot;;[.A183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4];&quot;:=INT_REAL(eep_n_r(&quot;;[.J184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4];&quot;,REAL_INT(&quot;;[.A184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5];&quot;:=INT_REAL(eep_n_r(&quot;;[.J185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5];&quot;,REAL_INT(&quot;;[.A185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6];&quot;:=INT_REAL(eep_n_r(&quot;;[.J186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6];&quot;,REAL_INT(&quot;;[.A186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7];&quot;:=INT_REAL(eep_n_r(&quot;;[.J187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7];&quot;,REAL_INT(&quot;;[.A187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8];&quot;:=INT_REAL(eep_n_r(&quot;;[.J188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8];&quot;,REAL_INT(&quot;;[.A188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8">
            <text:p>108</text:p>
          </table:table-cell>
          <table:table-cell table:formula="of:=CONCATENATE([.A189];&quot;:=INT_REAL(eep_n_r(&quot;;[.J189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89];&quot;,REAL_INT(&quot;;[.A189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1">
            <text:p>3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0];&quot;:=eep_b_r(&quot;;[.J190];&quot;);&quot;)" office:value-type="string" office:string-value="Rev_01:=eep_b_r(20);">
            <text:p>Rev_01:=eep_b_r(20);</text:p>
          </table:table-cell>
          <table:table-cell table:formula="of:=CONCATENATE(&quot;Res:=eep_b_w(&quot;;[.J190];&quot;,&quot;;[.A190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2">
            <text:p>3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1];&quot;:=eep_b_r(&quot;;[.J191];&quot;);&quot;)" office:value-type="string" office:string-value="Rev_02:=eep_b_r(21);">
            <text:p>Rev_02:=eep_b_r(21);</text:p>
          </table:table-cell>
          <table:table-cell table:formula="of:=CONCATENATE(&quot;Res:=eep_b_w(&quot;;[.J191];&quot;,&quot;;[.A191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2];&quot;:=eep_b_r(&quot;;[.J192];&quot;);&quot;)" office:value-type="string" office:string-value="Rev_03:=eep_b_r(22);">
            <text:p>Rev_03:=eep_b_r(22);</text:p>
          </table:table-cell>
          <table:table-cell table:formula="of:=CONCATENATE(&quot;Res:=eep_b_w(&quot;;[.J192];&quot;,&quot;;[.A192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3];&quot;:=eep_b_r(&quot;;[.J193];&quot;);&quot;)" office:value-type="string" office:string-value="Rev_04:=eep_b_r(23);">
            <text:p>Rev_04:=eep_b_r(23);</text:p>
          </table:table-cell>
          <table:table-cell table:formula="of:=CONCATENATE(&quot;Res:=eep_b_w(&quot;;[.J193];&quot;,&quot;;[.A193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4];&quot;:=eep_b_r(&quot;;[.J194];&quot;);&quot;)" office:value-type="string" office:string-value="Rev_05:=eep_b_r(24);">
            <text:p>Rev_05:=eep_b_r(24);</text:p>
          </table:table-cell>
          <table:table-cell table:formula="of:=CONCATENATE(&quot;Res:=eep_b_w(&quot;;[.J194];&quot;,&quot;;[.A194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5];&quot;:=eep_b_r(&quot;;[.J195];&quot;);&quot;)" office:value-type="string" office:string-value="Rev_06:=eep_b_r(25);">
            <text:p>Rev_06:=eep_b_r(25);</text:p>
          </table:table-cell>
          <table:table-cell table:formula="of:=CONCATENATE(&quot;Res:=eep_b_w(&quot;;[.J195];&quot;,&quot;;[.A195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6];&quot;:=eep_b_r(&quot;;[.J196];&quot;);&quot;)" office:value-type="string" office:string-value="Rev_07:=eep_b_r(26);">
            <text:p>Rev_07:=eep_b_r(26);</text:p>
          </table:table-cell>
          <table:table-cell table:formula="of:=CONCATENATE(&quot;Res:=eep_b_w(&quot;;[.J196];&quot;,&quot;;[.A196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7];&quot;:=eep_b_r(&quot;;[.J197];&quot;);&quot;)" office:value-type="string" office:string-value="Rev_08:=eep_b_r(27);">
            <text:p>Rev_08:=eep_b_r(27);</text:p>
          </table:table-cell>
          <table:table-cell table:formula="of:=CONCATENATE(&quot;Res:=eep_b_w(&quot;;[.J197];&quot;,&quot;;[.A197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8];&quot;:=eep_b_r(&quot;;[.J198];&quot;);&quot;)" office:value-type="string" office:string-value="Rev_09:=eep_b_r(28);">
            <text:p>Rev_09:=eep_b_r(28);</text:p>
          </table:table-cell>
          <table:table-cell table:formula="of:=CONCATENATE(&quot;Res:=eep_b_w(&quot;;[.J198];&quot;,&quot;;[.A198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99];&quot;:=eep_b_r(&quot;;[.J199];&quot;);&quot;)" office:value-type="string" office:string-value="Rev_10:=eep_b_r(29);">
            <text:p>Rev_10:=eep_b_r(29);</text:p>
          </table:table-cell>
          <table:table-cell table:formula="of:=CONCATENATE(&quot;Res:=eep_b_w(&quot;;[.J199];&quot;,&quot;;[.A199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200];&quot;:=eep_b_r(&quot;;[.J200];&quot;);&quot;)" office:value-type="string" office:string-value="Rev_11:=eep_b_r(30);">
            <text:p>Rev_11:=eep_b_r(30);</text:p>
          </table:table-cell>
          <table:table-cell table:formula="of:=CONCATENATE(&quot;Res:=eep_b_w(&quot;;[.J200];&quot;,&quot;;[.A200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201];&quot;:=eep_b_r(&quot;;[.J201];&quot;);&quot;)" office:value-type="string" office:string-value="Rev_12:=eep_b_r(31);">
            <text:p>Rev_12:=eep_b_r(31);</text:p>
          </table:table-cell>
          <table:table-cell table:formula="of:=CONCATENATE(&quot;Res:=eep_b_w(&quot;;[.J201];&quot;,&quot;;[.A201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202];&quot;:=eep_b_r(&quot;;[.J202];&quot;);&quot;)" office:value-type="string" office:string-value="AM_11:=eep_b_r(32);">
            <text:p>AM_11:=eep_b_r(32);</text:p>
          </table:table-cell>
          <table:table-cell table:formula="of:=CONCATENATE(&quot;Res:=eep_b_w(&quot;;[.J202];&quot;,&quot;;[.A202];&quot;);&quot;)" office:value-type="string" office:string-value="Res:=eep_b_w(32,AM_11);">
            <text:p>Res:=eep_b_w(32,AM_11);</text:p>
          </table:table-cell>
          <table:table-cell table:formula="of:=CONCATENATE([.A202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203];&quot;:=eep_b_r(&quot;;[.J203];&quot;);&quot;)" office:value-type="string" office:string-value="AM_12:=eep_b_r(33);">
            <text:p>AM_12:=eep_b_r(33);</text:p>
          </table:table-cell>
          <table:table-cell table:formula="of:=CONCATENATE(&quot;Res:=eep_b_w(&quot;;[.J203];&quot;,&quot;;[.A203];&quot;);&quot;)" office:value-type="string" office:string-value="Res:=eep_b_w(33,AM_12);">
            <text:p>Res:=eep_b_w(33,AM_12);</text:p>
          </table:table-cell>
          <table:table-cell table:formula="of:=CONCATENATE([.A203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5">
            <text:p>3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4];&quot;:=INT_REAL(eep_n_r(&quot;;[.J204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4];&quot;,REAL_INT(&quot;;[.A204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5];&quot;:=INT_REAL(eep_n_r(&quot;;[.J205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5];&quot;,REAL_INT(&quot;;[.A205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6];&quot;:=INT_REAL(eep_n_r(&quot;;[.J206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6];&quot;,REAL_INT(&quot;;[.A206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7];&quot;:=INT_REAL(eep_n_r(&quot;;[.J207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7];&quot;,REAL_INT(&quot;;[.A207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8];&quot;:=INT_REAL(eep_n_r(&quot;;[.J208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8];&quot;,REAL_INT(&quot;;[.A208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09];&quot;:=INT_REAL(eep_n_r(&quot;;[.J209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09];&quot;,REAL_INT(&quot;;[.A209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0];&quot;:=INT_REAL(eep_n_r(&quot;;[.J210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0];&quot;,REAL_INT(&quot;;[.A210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1];&quot;:=INT_REAL(eep_n_r(&quot;;[.J211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1];&quot;,REAL_INT(&quot;;[.A211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2];&quot;:=INT_REAL(eep_n_r(&quot;;[.J212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2];&quot;,REAL_INT(&quot;;[.A212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3];&quot;:=INT_REAL(eep_n_r(&quot;;[.J213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3];&quot;,REAL_INT(&quot;;[.A213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9">
            <text:p>119</text:p>
          </table:table-cell>
          <table:table-cell table:formula="of:=CONCATENATE([.A214];&quot;:=INT_REAL(eep_n_r(&quot;;[.J214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4];&quot;,REAL_INT(&quot;;[.A214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0">
            <text:p>120</text:p>
          </table:table-cell>
          <table:table-cell table:formula="of:=CONCATENATE([.A215];&quot;:=INT_REAL(eep_n_r(&quot;;[.J215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5];&quot;,REAL_INT(&quot;;[.A215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6];&quot;:=INT_REAL(eep_n_r(&quot;;[.J216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6];&quot;,REAL_INT(&quot;;[.A216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7];&quot;:=INT_REAL(eep_n_r(&quot;;[.J217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7];&quot;,REAL_INT(&quot;;[.A217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8];&quot;:=INT_REAL(eep_n_r(&quot;;[.J218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8];&quot;,REAL_INT(&quot;;[.A218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19];&quot;:=INT_REAL(eep_n_r(&quot;;[.J219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19];&quot;,REAL_INT(&quot;;[.A219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0];&quot;:=INT_REAL(eep_n_r(&quot;;[.J220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0];&quot;,REAL_INT(&quot;;[.A220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6">
            <text:p>126</text:p>
          </table:table-cell>
          <table:table-cell table:formula="of:=CONCATENATE([.A221];&quot;:=INT_REAL(eep_n_r(&quot;;[.J221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1];&quot;,REAL_INT(&quot;;[.A221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0">
            <text:p>37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222];&quot;:=eep_b_r(&quot;;[.J222];&quot;);&quot;)" office:value-type="string" office:string-value="Rej_11:=eep_b_r(34);">
            <text:p>Rej_11:=eep_b_r(34);</text:p>
          </table:table-cell>
          <table:table-cell table:formula="of:=CONCATENATE(&quot;Res:=eep_b_w(&quot;;[.J222];&quot;,&quot;;[.A222];&quot;);&quot;)" office:value-type="string" office:string-value="Res:=eep_b_w(34,Rej_11);">
            <text:p>Res:=eep_b_w(34,Rej_11);</text:p>
          </table:table-cell>
          <table:table-cell table:formula="of:=CONCATENATE([.A222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1">
            <text:p>37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223];&quot;:=eep_b_r(&quot;;[.J223];&quot;);&quot;)" office:value-type="string" office:string-value="Rej_12:=eep_b_r(35);">
            <text:p>Rej_12:=eep_b_r(35);</text:p>
          </table:table-cell>
          <table:table-cell table:formula="of:=CONCATENATE(&quot;Res:=eep_b_w(&quot;;[.J223];&quot;,&quot;;[.A223];&quot;);&quot;)" office:value-type="string" office:string-value="Res:=eep_b_w(35,Rej_12);">
            <text:p>Res:=eep_b_w(35,Rej_12);</text:p>
          </table:table-cell>
          <table:table-cell table:formula="of:=CONCATENATE([.A223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2">
            <text:p>3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table:number-columns-repeated="6"/>
          <table:table-cell table:formula="of:=CONCATENATE([.A224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4">
            <text:p>3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4">
            <text:p>V_04</text:p>
          </table:table-cell>
          <table:table-cell table:number-columns-repeated="6"/>
          <table:table-cell table:formula="of:=CONCATENATE([.A225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6">
            <text:p>3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Витрата вапняного молока на переддефекацію">
            <text:p>Витрата вапняного молока на переддефекацію</text:p>
          </table:table-cell>
          <table:table-cell table:style-name="ce5" office:value-type="string">
            <text:p>%QD5.3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formula="of:=CONCATENATE([.A226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78">
            <text:p>3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19]" office:value-type="string" office:string-value="Витрата вапняного молока на холодну дефекацію">
            <text:p>Витрата вапняного молока на холодну дефекацію</text:p>
          </table:table-cell>
          <table:table-cell table:style-name="ce6" office:value-type="string">
            <text:p>%QD5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27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5" office:value-type="string">
            <text:p>%ID0.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8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8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8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8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8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Температура фільтрованого соку 1 сат після підігрівача</text:p>
          </table:table-cell>
          <table:table-cell table:style-name="ce6" office:value-type="string">
            <text:p>%ID0.7</text:p>
          </table:table-cell>
          <table:table-cell table:style-name="ce6"/>
          <table:table-cell table:style-name="ce9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5" office:value-type="string">
            <text:p>%ID1.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8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8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3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4" office:value-type="string">
            <text:p>Рівень у збірнику нефільтрованого соку 1-ї сат.</text:p>
          </table:table-cell>
          <table:table-cell table:style-name="ce6" office:value-type="string">
            <text:p>%ID1.14</text:p>
          </table:table-cell>
          <table:table-cell table:style-name="ce6"/>
          <table:table-cell table:style-name="ce9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5" office:value-type="string">
            <text:p>%QD4.1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Витрата суспензії 2 сат</text:p>
          </table:table-cell>
          <table:table-cell table:style-name="ce6" office:value-type="string">
            <text:p>%QD4.4</text:p>
          </table:table-cell>
          <table:table-cell table:style-name="ce6"/>
          <table:table-cell table:style-name="ce9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5" office:value-type="string">
            <text:p>%QD5.1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3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4" office:value-type="string">
            <text:p>рН соку 1 сатурації</text:p>
          </table:table-cell>
          <table:table-cell table:style-name="ce6" office:value-type="string">
            <text:p>%QD5.3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5" office:value-type="string">
            <text:p>%IX2.1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8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8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2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8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8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 сутурації</text:span></text:p>
          </table:table-cell>
          <table:table-cell office:value-type="string">
            <text:p>%IX2.11</text:p>
          </table:table-cell>
          <table:table-cell/>
          <table:table-cell table:style-name="ce8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дефекатора ІІ сутурації</text:span></text:p>
          </table:table-cell>
          <table:table-cell office:value-type="string">
            <text:p>%IX2.12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10" office:value-type="string">
            <text:p><text:span text:style-name="T1">положення заслонки продувки котла ІІ сутурації</text:span></text:p>
          </table:table-cell>
          <table:table-cell office:value-type="string">
            <text:p>%IX2.13</text:p>
          </table:table-cell>
          <table:table-cell/>
          <table:table-cell table:style-name="ce8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8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 office:value-type="string">
            <text:p>“Робота” насоса продувок котлів</text:p>
          </table:table-cell>
          <table:table-cell table:style-name="ce6" office:value-type="string">
            <text:p>%IX2.15</text:p>
          </table:table-cell>
          <table:table-cell table:style-name="ce6"/>
          <table:table-cell table:style-name="ce9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5" office:value-type="string">
            <text:p>%QX3.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3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8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8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8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8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3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8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4"/>
          <table:table-cell table:style-name="ce6" office:value-type="string">
            <text:p>%QX3.7</text:p>
          </table:table-cell>
          <table:table-cell table:style-name="ce6"/>
          <table:table-cell table:style-name="ce9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6]" office:value-type="string" office:string-value="V_04">
            <text:p>V_04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53]" office:value-type="string" office:string-value="Spr_01">
            <text:p>Spr_01</text:p>
          </table:table-cell>
          <table:table-cell table:formula="of:=['plc 1'.A19]" office:value-type="string" office:string-value="X0_01">
            <text:p>X0_01</text:p>
          </table:table-cell>
          <table:table-cell table:formula="of:=['plc 1'.A81]" office:value-type="string" office:string-value="SP_01">
            <text:p>SP_01</text:p>
          </table:table-cell>
          <table:table-cell table:number-columns-repeated="2"/>
          <table:table-cell table:formula="of:=['plc 1'.A62]" office:value-type="string" office:string-value="AM_01">
            <text:p>AM_01</text:p>
          </table:table-cell>
          <table:table-cell table:formula="of:=['plc 1'.A72]" office:value-type="string" office:string-value="Rej_01">
            <text:p>Rej_01</text:p>
          </table:table-cell>
          <table:table-cell table:formula="of:=['plc 1'.A190]" office:value-type="string" office:string-value="Rev_01">
            <text:p>Rev_01</text:p>
          </table:table-cell>
          <table:table-cell table:formula="of:=['plc 1'.A91]" office:value-type="string" office:string-value="Kpr_01">
            <text:p>Kpr_01</text:p>
          </table:table-cell>
          <table:table-cell table:formula="of:=['plc 1'.A101]" office:value-type="string" office:string-value="Ti_01">
            <text:p>Ti_01</text:p>
          </table:table-cell>
          <table:table-cell table:formula="of:=['plc 1'.A111]" office:value-type="string" office:string-value="Td_01">
            <text:p>Td_01</text:p>
          </table:table-cell>
          <table:table-cell table:formula="of:=['plc 1'.A170]" office:value-type="string" office:string-value="Xmin_01">
            <text:p>Xmin_01</text:p>
          </table:table-cell>
          <table:table-cell table:formula="of:=['plc 1'.A180]" office:value-type="string" office:string-value="Xmax_01">
            <text:p>Xmax_01</text:p>
          </table:table-cell>
          <table:table-cell table:formula="of:=['plc 1'.A148]" office:value-type="string" office:string-value="K1_01">
            <text:p>K1_01</text:p>
          </table:table-cell>
          <table:table-cell table:formula="of:=['plc 1'.A157]" office:value-type="string" office:string-value="K2_01">
            <text:p>K2_01</text:p>
          </table:table-cell>
          <table:table-cell table:number-columns-repeated="2"/>
          <table:table-cell table:formula="of:=['plc 1'.A139]" office:value-type="string" office:string-value="Kkor_01">
            <text:p>Kkor_01</text:p>
          </table:table-cell>
          <table:table-cell office:value-type="string">
            <text:p>Витрата вап. мол. на хол. Дефекацію</text:p>
          </table:table-cell>
        </table:table-row>
        <table:table-row table:style-name="ro1">
          <table:table-cell table:formula="of:=['plc 1'.A5]" office:value-type="string" office:string-value="V_03">
            <text:p>V_03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4]" office:value-type="string" office:string-value="Spr_02">
            <text:p>Spr_02</text:p>
          </table:table-cell>
          <table:table-cell table:formula="of:=['plc 1'.A20]" office:value-type="string" office:string-value="X0_02">
            <text:p>X0_02</text:p>
          </table:table-cell>
          <table:table-cell table:formula="of:=['plc 1'.A82]" office:value-type="string" office:string-value="SP_02">
            <text:p>SP_02</text:p>
          </table:table-cell>
          <table:table-cell table:number-columns-repeated="2"/>
          <table:table-cell table:formula="of:=['plc 1'.A63]" office:value-type="string" office:string-value="AM_02">
            <text:p>AM_02</text:p>
          </table:table-cell>
          <table:table-cell table:formula="of:=['plc 1'.A73]" office:value-type="string" office:string-value="Rej_02">
            <text:p>Rej_02</text:p>
          </table:table-cell>
          <table:table-cell table:formula="of:=['plc 1'.A191]" office:value-type="string" office:string-value="Rev_02">
            <text:p>Rev_02</text:p>
          </table:table-cell>
          <table:table-cell table:formula="of:=['plc 1'.A92]" office:value-type="string" office:string-value="Kpr_02">
            <text:p>Kpr_02</text:p>
          </table:table-cell>
          <table:table-cell table:formula="of:=['plc 1'.A102]" office:value-type="string" office:string-value="Ti_02">
            <text:p>Ti_02</text:p>
          </table:table-cell>
          <table:table-cell table:formula="of:=['plc 1'.A112]" office:value-type="string" office:string-value="Td_02">
            <text:p>Td_02</text:p>
          </table:table-cell>
          <table:table-cell table:formula="of:=['plc 1'.A171]" office:value-type="string" office:string-value="Xmin_02">
            <text:p>Xmin_02</text:p>
          </table:table-cell>
          <table:table-cell table:formula="of:=['plc 1'.A181]" office:value-type="string" office:string-value="Xmax_02">
            <text:p>Xmax_02</text:p>
          </table:table-cell>
          <table:table-cell table:formula="of:=['plc 1'.A149]" office:value-type="string" office:string-value="K1_02">
            <text:p>K1_02</text:p>
          </table:table-cell>
          <table:table-cell table:formula="of:=['plc 1'.A158]" office:value-type="string" office:string-value="K2_02">
            <text:p>K2_02</text:p>
          </table:table-cell>
          <table:table-cell table:number-columns-repeated="2"/>
          <table:table-cell table:formula="of:=['plc 1'.A140]" office:value-type="string" office:string-value="Kkor_02">
            <text:p>Kkor_02</text:p>
          </table:table-cell>
          <table:table-cell office:value-type="string">
            <text:p>Витрата вапн. Молока на преддеф.</text:p>
          </table:table-cell>
        </table:table-row>
        <table:table-row table:style-name="ro1">
          <table:table-cell table:formula="of:=['plc 1'.A7]" office:value-type="string" office:string-value="V_05">
            <text:p>V_05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55]" office:value-type="string" office:string-value="Spr_03">
            <text:p>Spr_03</text:p>
          </table:table-cell>
          <table:table-cell table:formula="of:=['plc 1'.A21]" office:value-type="string" office:string-value="X0_03">
            <text:p>X0_03</text:p>
          </table:table-cell>
          <table:table-cell table:formula="of:=['plc 1'.A83]" office:value-type="string" office:string-value="SP_03">
            <text:p>SP_03</text:p>
          </table:table-cell>
          <table:table-cell table:number-columns-repeated="2"/>
          <table:table-cell table:formula="of:=['plc 1'.A64]" office:value-type="string" office:string-value="AM_03">
            <text:p>AM_03</text:p>
          </table:table-cell>
          <table:table-cell table:formula="of:=['plc 1'.A74]" office:value-type="string" office:string-value="Rej_03">
            <text:p>Rej_03</text:p>
          </table:table-cell>
          <table:table-cell table:formula="of:=['plc 1'.A192]" office:value-type="string" office:string-value="Rev_03">
            <text:p>Rev_03</text:p>
          </table:table-cell>
          <table:table-cell table:formula="of:=['plc 1'.A93]" office:value-type="string" office:string-value="Kpr_03">
            <text:p>Kpr_03</text:p>
          </table:table-cell>
          <table:table-cell table:formula="of:=['plc 1'.A103]" office:value-type="string" office:string-value="Ti_03">
            <text:p>Ti_03</text:p>
          </table:table-cell>
          <table:table-cell table:formula="of:=['plc 1'.A113]" office:value-type="string" office:string-value="Td_03">
            <text:p>Td_03</text:p>
          </table:table-cell>
          <table:table-cell table:formula="of:=['plc 1'.A172]" office:value-type="string" office:string-value="Xmin_03">
            <text:p>Xmin_03</text:p>
          </table:table-cell>
          <table:table-cell table:formula="of:=['plc 1'.A182]" office:value-type="string" office:string-value="Xmax_03">
            <text:p>Xmax_03</text:p>
          </table:table-cell>
          <table:table-cell table:formula="of:=['plc 1'.A150]" office:value-type="string" office:string-value="K1_03">
            <text:p>K1_03</text:p>
          </table:table-cell>
          <table:table-cell table:formula="of:=['plc 1'.A159]" office:value-type="string" office:string-value="K2_03">
            <text:p>K2_03</text:p>
          </table:table-cell>
          <table:table-cell table:number-columns-repeated="2"/>
          <table:table-cell table:formula="of:=['plc 1'.A141]" office:value-type="string" office:string-value="Kkor_03">
            <text:p>Kkor_03</text:p>
          </table:table-cell>
          <table:table-cell office:value-type="string">
            <text:p>Витрата вапн. Мол. На 2-у сатурацю</text:p>
          </table:table-cell>
        </table:table-row>
        <table:table-row table:style-name="ro1">
          <table:table-cell table:formula="of:=['plc 1'.A17]" office:value-type="string" office:string-value="V_15">
            <text:p>V_15</text:p>
          </table:table-cell>
          <table:table-cell table:number-columns-repeated="3"/>
          <table:table-cell table:formula="of:=['plc 1'.A22]" office:value-type="string" office:string-value="X0_04">
            <text:p>X0_04</text:p>
          </table:table-cell>
          <table:table-cell table:formula="of:=['plc 1'.A84]" office:value-type="string" office:string-value="SP_04">
            <text:p>SP_04</text:p>
          </table:table-cell>
          <table:table-cell table:number-columns-repeated="2"/>
          <table:table-cell table:formula="of:=['plc 1'.A65]" office:value-type="string" office:string-value="AM_04">
            <text:p>AM_04</text:p>
          </table:table-cell>
          <table:table-cell/>
          <table:table-cell table:formula="of:=['plc 1'.A193]" office:value-type="string" office:string-value="Rev_04">
            <text:p>Rev_04</text:p>
          </table:table-cell>
          <table:table-cell table:formula="of:=['plc 1'.A94]" office:value-type="string" office:string-value="Kpr_04">
            <text:p>Kpr_04</text:p>
          </table:table-cell>
          <table:table-cell table:formula="of:=['plc 1'.A104]" office:value-type="string" office:string-value="Ti_04">
            <text:p>Ti_04</text:p>
          </table:table-cell>
          <table:table-cell table:formula="of:=['plc 1'.A114]" office:value-type="string" office:string-value="Td_04">
            <text:p>Td_04</text:p>
          </table:table-cell>
          <table:table-cell table:formula="of:=['plc 1'.A173]" office:value-type="string" office:string-value="Xmin_04">
            <text:p>Xmin_04</text:p>
          </table:table-cell>
          <table:table-cell table:formula="of:=['plc 1'.A183]" office:value-type="string" office:string-value="Xmax_04">
            <text:p>Xmax_04</text:p>
          </table:table-cell>
          <table:table-cell table:number-columns-repeated="5"/>
          <table:table-cell office:value-type="string">
            <text:p>Тиск в колекторів вапняного молока</text:p>
          </table:table-cell>
        </table:table-row>
        <table:table-row table:style-name="ro1">
          <table:table-cell table:formula="of:=['plc 1'.A11]" office:value-type="string" office:string-value="V_09">
            <text:p>V_09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6]" office:value-type="string" office:string-value="Spr_05">
            <text:p>Spr_05</text:p>
          </table:table-cell>
          <table:table-cell table:formula="of:=['plc 1'.A23]" office:value-type="string" office:string-value="X0_05">
            <text:p>X0_05</text:p>
          </table:table-cell>
          <table:table-cell table:formula="of:=['plc 1'.A85]" office:value-type="string" office:string-value="SP_05">
            <text:p>SP_05</text:p>
          </table:table-cell>
          <table:table-cell table:number-columns-repeated="2"/>
          <table:table-cell table:formula="of:=['plc 1'.A66]" office:value-type="string" office:string-value="AM_05">
            <text:p>AM_05</text:p>
          </table:table-cell>
          <table:table-cell table:formula="of:=['plc 1'.A75]" office:value-type="string" office:string-value="Rej_05">
            <text:p>Rej_05</text:p>
          </table:table-cell>
          <table:table-cell table:formula="of:=['plc 1'.A194]" office:value-type="string" office:string-value="Rev_05">
            <text:p>Rev_05</text:p>
          </table:table-cell>
          <table:table-cell table:formula="of:=['plc 1'.A95]" office:value-type="string" office:string-value="Kpr_05">
            <text:p>Kpr_05</text:p>
          </table:table-cell>
          <table:table-cell table:formula="of:=['plc 1'.A105]" office:value-type="string" office:string-value="Ti_05">
            <text:p>Ti_05</text:p>
          </table:table-cell>
          <table:table-cell table:formula="of:=['plc 1'.A115]" office:value-type="string" office:string-value="Td_05">
            <text:p>Td_05</text:p>
          </table:table-cell>
          <table:table-cell table:formula="of:=['plc 1'.A174]" office:value-type="string" office:string-value="Xmin_05">
            <text:p>Xmin_05</text:p>
          </table:table-cell>
          <table:table-cell table:formula="of:=['plc 1'.A184]" office:value-type="string" office:string-value="Xmax_05">
            <text:p>Xmax_05</text:p>
          </table:table-cell>
          <table:table-cell table:formula="of:=['plc 1'.A151]" office:value-type="string" office:string-value="K1_05">
            <text:p>K1_05</text:p>
          </table:table-cell>
          <table:table-cell table:formula="of:=['plc 1'.A160]" office:value-type="string" office:string-value="K2_05">
            <text:p>K2_05</text:p>
          </table:table-cell>
          <table:table-cell table:number-columns-repeated="2"/>
          <table:table-cell table:formula="of:=['plc 1'.A142]" office:value-type="string" office:string-value="Kkor_05">
            <text:p>Kkor_05</text:p>
          </table:table-cell>
          <table:table-cell office:value-type="string">
            <text:p>Витрата соку повернення в преддеф.</text:p>
          </table:table-cell>
        </table:table-row>
        <table:table-row table:style-name="ro1">
          <table:table-cell table:formula="of:=['plc 1'.A4]" office:value-type="string" office:string-value="V_02">
            <text:p>V_02</text:p>
          </table:table-cell>
          <table:table-cell table:formula="of:=['plc 1'.A8]" office:value-type="string" office:string-value="V_06">
            <text:p>V_06</text:p>
          </table:table-cell>
          <table:table-cell/>
          <table:table-cell table:formula="of:=['plc 1'.A57]" office:value-type="string" office:string-value="Spr_06">
            <text:p>Spr_06</text:p>
          </table:table-cell>
          <table:table-cell table:formula="of:=['plc 1'.A24]" office:value-type="string" office:string-value="X0_06">
            <text:p>X0_06</text:p>
          </table:table-cell>
          <table:table-cell table:formula="of:=['plc 1'.A86]" office:value-type="string" office:string-value="SP_06">
            <text:p>SP_06</text:p>
          </table:table-cell>
          <table:table-cell table:number-columns-repeated="2"/>
          <table:table-cell table:formula="of:=['plc 1'.A67]" office:value-type="string" office:string-value="AM_06">
            <text:p>AM_06</text:p>
          </table:table-cell>
          <table:table-cell table:formula="of:=['plc 1'.A76]" office:value-type="string" office:string-value="Rej_06">
            <text:p>Rej_06</text:p>
          </table:table-cell>
          <table:table-cell table:formula="of:=['plc 1'.A195]" office:value-type="string" office:string-value="Rev_06">
            <text:p>Rev_06</text:p>
          </table:table-cell>
          <table:table-cell table:formula="of:=['plc 1'.A96]" office:value-type="string" office:string-value="Kpr_06">
            <text:p>Kpr_06</text:p>
          </table:table-cell>
          <table:table-cell table:formula="of:=['plc 1'.A106]" office:value-type="string" office:string-value="Ti_06">
            <text:p>Ti_06</text:p>
          </table:table-cell>
          <table:table-cell table:formula="of:=['plc 1'.A116]" office:value-type="string" office:string-value="Td_06">
            <text:p>Td_06</text:p>
          </table:table-cell>
          <table:table-cell table:formula="of:=['plc 1'.A175]" office:value-type="string" office:string-value="Xmin_06">
            <text:p>Xmin_06</text:p>
          </table:table-cell>
          <table:table-cell table:formula="of:=['plc 1'.A185]" office:value-type="string" office:string-value="Xmax_06">
            <text:p>Xmax_06</text:p>
          </table:table-cell>
          <table:table-cell table:formula="of:=['plc 1'.A152]" office:value-type="string" office:string-value="K1_06">
            <text:p>K1_06</text:p>
          </table:table-cell>
          <table:table-cell table:formula="of:=['plc 1'.A161]" office:value-type="string" office:string-value="K2_06">
            <text:p>K2_06</text:p>
          </table:table-cell>
          <table:table-cell table:number-columns-repeated="2"/>
          <table:table-cell table:formula="of:=['plc 1'.A143]" office:value-type="string" office:string-value="Kkor_06">
            <text:p>Kkor_06</text:p>
          </table:table-cell>
          <table:table-cell office:value-type="string">
            <text:p>Витрата суспензії 1-ї сатурації</text:p>
          </table:table-cell>
        </table:table-row>
        <table:table-row table:style-name="ro1">
          <table:table-cell table:formula="of:=['plc 1'.A9]" office:value-type="string" office:string-value="V_07">
            <text:p>V_07</text:p>
          </table:table-cell>
          <table:table-cell table:formula="of:=['plc 1'.A9]" office:value-type="string" office:string-value="V_07">
            <text:p>V_07</text:p>
          </table:table-cell>
          <table:table-cell/>
          <table:table-cell table:formula="of:=['plc 1'.A58]" office:value-type="string" office:string-value="Spr_07">
            <text:p>Spr_07</text:p>
          </table:table-cell>
          <table:table-cell table:formula="of:=['plc 1'.A25]" office:value-type="string" office:string-value="X0_07">
            <text:p>X0_07</text:p>
          </table:table-cell>
          <table:table-cell table:formula="of:=['plc 1'.A87]" office:value-type="string" office:string-value="SP_07">
            <text:p>SP_07</text:p>
          </table:table-cell>
          <table:table-cell table:formula="of:=['plc 1'.A166]" office:value-type="string" office:string-value="SP2_07">
            <text:p>SP2_07</text:p>
          </table:table-cell>
          <table:table-cell/>
          <table:table-cell table:formula="of:=['plc 1'.A68]" office:value-type="string" office:string-value="AM_07">
            <text:p>AM_07</text:p>
          </table:table-cell>
          <table:table-cell table:formula="of:=['plc 1'.A77]" office:value-type="string" office:string-value="Rej_07">
            <text:p>Rej_07</text:p>
          </table:table-cell>
          <table:table-cell table:formula="of:=['plc 1'.A196]" office:value-type="string" office:string-value="Rev_07">
            <text:p>Rev_07</text:p>
          </table:table-cell>
          <table:table-cell table:formula="of:=['plc 1'.A97]" office:value-type="string" office:string-value="Kpr_07">
            <text:p>Kpr_07</text:p>
          </table:table-cell>
          <table:table-cell table:formula="of:=['plc 1'.A107]" office:value-type="string" office:string-value="Ti_07">
            <text:p>Ti_07</text:p>
          </table:table-cell>
          <table:table-cell table:formula="of:=['plc 1'.A117]" office:value-type="string" office:string-value="Td_07">
            <text:p>Td_07</text:p>
          </table:table-cell>
          <table:table-cell table:formula="of:=['plc 1'.A176]" office:value-type="string" office:string-value="Xmin_07">
            <text:p>Xmin_07</text:p>
          </table:table-cell>
          <table:table-cell table:formula="of:=['plc 1'.A186]" office:value-type="string" office:string-value="Xmax_07">
            <text:p>Xmax_07</text:p>
          </table:table-cell>
          <table:table-cell table:formula="of:=['plc 1'.A153]" office:value-type="string" office:string-value="K1_07">
            <text:p>K1_07</text:p>
          </table:table-cell>
          <table:table-cell table:formula="of:=['plc 1'.A162]" office:value-type="string" office:string-value="K2_07">
            <text:p>K2_07</text:p>
          </table:table-cell>
          <table:table-cell table:number-columns-repeated="2"/>
          <table:table-cell table:formula="of:=['plc 1'.A144]" office:value-type="string" office:string-value="Kkor_07">
            <text:p>Kkor_07</text:p>
          </table:table-cell>
          <table:table-cell office:value-type="string">
            <text:p>Витрата соку з холодн. Дефек. (клап.)</text:p>
          </table:table-cell>
        </table:table-row>
        <table:table-row table:style-name="ro1">
          <table:table-cell table:formula="of:=['plc 1'.A9]" office:value-type="string" office:string-value="V_07">
            <text:p>V_07</text:p>
          </table:table-cell>
          <table:table-cell table:formula="of:=['plc 1'.A9]" office:value-type="string" office:string-value="V_07">
            <text:p>V_07</text:p>
          </table:table-cell>
          <table:table-cell/>
          <table:table-cell table:formula="of:=['plc 1'.A59]" office:value-type="string" office:string-value="Spr_08">
            <text:p>Spr_08</text:p>
          </table:table-cell>
          <table:table-cell table:formula="of:=['plc 1'.A26]" office:value-type="string" office:string-value="X0_08">
            <text:p>X0_08</text:p>
          </table:table-cell>
          <table:table-cell table:formula="of:=['plc 1'.A88]" office:value-type="string" office:string-value="SP_08">
            <text:p>SP_08</text:p>
          </table:table-cell>
          <table:table-cell table:formula="of:=['plc 1'.A167]" office:value-type="string" office:string-value="SP2_08">
            <text:p>SP2_08</text:p>
          </table:table-cell>
          <table:table-cell/>
          <table:table-cell table:formula="of:=['plc 1'.A69]" office:value-type="string" office:string-value="AM_08">
            <text:p>AM_08</text:p>
          </table:table-cell>
          <table:table-cell table:formula="of:=['plc 1'.A78]" office:value-type="string" office:string-value="Rej_08">
            <text:p>Rej_08</text:p>
          </table:table-cell>
          <table:table-cell table:formula="of:=['plc 1'.A197]" office:value-type="string" office:string-value="Rev_08">
            <text:p>Rev_08</text:p>
          </table:table-cell>
          <table:table-cell table:formula="of:=['plc 1'.A98]" office:value-type="string" office:string-value="Kpr_08">
            <text:p>Kpr_08</text:p>
          </table:table-cell>
          <table:table-cell table:formula="of:=['plc 1'.A108]" office:value-type="string" office:string-value="Ti_08">
            <text:p>Ti_08</text:p>
          </table:table-cell>
          <table:table-cell table:formula="of:=['plc 1'.A118]" office:value-type="string" office:string-value="Td_08">
            <text:p>Td_08</text:p>
          </table:table-cell>
          <table:table-cell table:formula="of:=['plc 1'.A177]" office:value-type="string" office:string-value="Xmin_08">
            <text:p>Xmin_08</text:p>
          </table:table-cell>
          <table:table-cell table:formula="of:=['plc 1'.A187]" office:value-type="string" office:string-value="Xmax_08">
            <text:p>Xmax_08</text:p>
          </table:table-cell>
          <table:table-cell table:formula="of:=['plc 1'.A154]" office:value-type="string" office:string-value="K1_08">
            <text:p>K1_08</text:p>
          </table:table-cell>
          <table:table-cell table:formula="of:=['plc 1'.A163]" office:value-type="string" office:string-value="K2_08">
            <text:p>K2_08</text:p>
          </table:table-cell>
          <table:table-cell table:number-columns-repeated="2"/>
          <table:table-cell table:formula="of:=['plc 1'.A145]" office:value-type="string" office:string-value="Kkor_08">
            <text:p>Kkor_08</text:p>
          </table:table-cell>
          <table:table-cell office:value-type="string">
            <text:p>Витрата соку з холодн. Деф. (частотн)</text:p>
          </table:table-cell>
        </table:table-row>
        <table:table-row table:style-name="ro1">
          <table:table-cell table:formula="of:=['plc 1'.A10]" office:value-type="string" office:string-value="V_08">
            <text:p>V_08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60]" office:value-type="string" office:string-value="Spr_09">
            <text:p>Spr_09</text:p>
          </table:table-cell>
          <table:table-cell table:formula="of:=['plc 1'.A27]" office:value-type="string" office:string-value="X0_09">
            <text:p>X0_09</text:p>
          </table:table-cell>
          <table:table-cell table:formula="of:=['plc 1'.A89]" office:value-type="string" office:string-value="SP_09">
            <text:p>SP_09</text:p>
          </table:table-cell>
          <table:table-cell table:formula="of:=['plc 1'.A168]" office:value-type="string" office:string-value="SP2_09">
            <text:p>SP2_09</text:p>
          </table:table-cell>
          <table:table-cell/>
          <table:table-cell table:formula="of:=['plc 1'.A70]" office:value-type="string" office:string-value="AM_09">
            <text:p>AM_09</text:p>
          </table:table-cell>
          <table:table-cell table:formula="of:=['plc 1'.A79]" office:value-type="string" office:string-value="Rej_09">
            <text:p>Rej_09</text:p>
          </table:table-cell>
          <table:table-cell table:formula="of:=['plc 1'.A198]" office:value-type="string" office:string-value="Rev_09">
            <text:p>Rev_09</text:p>
          </table:table-cell>
          <table:table-cell table:formula="of:=['plc 1'.A99]" office:value-type="string" office:string-value="Kpr_09">
            <text:p>Kpr_09</text:p>
          </table:table-cell>
          <table:table-cell table:formula="of:=['plc 1'.A109]" office:value-type="string" office:string-value="Ti_09">
            <text:p>Ti_09</text:p>
          </table:table-cell>
          <table:table-cell table:formula="of:=['plc 1'.A119]" office:value-type="string" office:string-value="Td_09">
            <text:p>Td_09</text:p>
          </table:table-cell>
          <table:table-cell table:formula="of:=['plc 1'.A178]" office:value-type="string" office:string-value="Xmin_09">
            <text:p>Xmin_09</text:p>
          </table:table-cell>
          <table:table-cell table:formula="of:=['plc 1'.A188]" office:value-type="string" office:string-value="Xmax_09">
            <text:p>Xmax_09</text:p>
          </table:table-cell>
          <table:table-cell table:formula="of:=['plc 1'.A155]" office:value-type="string" office:string-value="K1_09">
            <text:p>K1_09</text:p>
          </table:table-cell>
          <table:table-cell table:formula="of:=['plc 1'.A164]" office:value-type="string" office:string-value="K2_09">
            <text:p>K2_09</text:p>
          </table:table-cell>
          <table:table-cell table:number-columns-repeated="2"/>
          <table:table-cell table:formula="of:=['plc 1'.A146]" office:value-type="string" office:string-value="Kkor_09">
            <text:p>Kkor_09</text:p>
          </table:table-cell>
          <table:table-cell office:value-type="string">
            <text:p>Витрата соку на дефек.2-ї сат.(клап)</text:p>
          </table:table-cell>
        </table:table-row>
        <table:table-row table:style-name="ro1">
          <table:table-cell table:formula="of:=['plc 1'.A10]" office:value-type="string" office:string-value="V_08">
            <text:p>V_08</text:p>
          </table:table-cell>
          <table:table-cell table:formula="of:=['plc 1'.A10]" office:value-type="string" office:string-value="V_08">
            <text:p>V_08</text:p>
          </table:table-cell>
          <table:table-cell/>
          <table:table-cell table:formula="of:=['plc 1'.A61]" office:value-type="string" office:string-value="Spr_10">
            <text:p>Spr_10</text:p>
          </table:table-cell>
          <table:table-cell table:formula="of:=['plc 1'.A28]" office:value-type="string" office:string-value="X0_10">
            <text:p>X0_10</text:p>
          </table:table-cell>
          <table:table-cell table:formula="of:=['plc 1'.A90]" office:value-type="string" office:string-value="SP_10">
            <text:p>SP_10</text:p>
          </table:table-cell>
          <table:table-cell table:formula="of:=['plc 1'.A169]" office:value-type="string" office:string-value="SP2_10">
            <text:p>SP2_10</text:p>
          </table:table-cell>
          <table:table-cell/>
          <table:table-cell table:formula="of:=['plc 1'.A71]" office:value-type="string" office:string-value="AM_10">
            <text:p>AM_10</text:p>
          </table:table-cell>
          <table:table-cell table:formula="of:=['plc 1'.A80]" office:value-type="string" office:string-value="Rej_10">
            <text:p>Rej_10</text:p>
          </table:table-cell>
          <table:table-cell table:formula="of:=['plc 1'.A199]" office:value-type="string" office:string-value="Rev_10">
            <text:p>Rev_10</text:p>
          </table:table-cell>
          <table:table-cell table:formula="of:=['plc 1'.A100]" office:value-type="string" office:string-value="Kpr_10">
            <text:p>Kpr_10</text:p>
          </table:table-cell>
          <table:table-cell table:formula="of:=['plc 1'.A110]" office:value-type="string" office:string-value="Ti_10">
            <text:p>Ti_10</text:p>
          </table:table-cell>
          <table:table-cell table:formula="of:=['plc 1'.A120]" office:value-type="string" office:string-value="Td_10">
            <text:p>Td_10</text:p>
          </table:table-cell>
          <table:table-cell table:formula="of:=['plc 1'.A179]" office:value-type="string" office:string-value="Xmin_10">
            <text:p>Xmin_10</text:p>
          </table:table-cell>
          <table:table-cell table:formula="of:=['plc 1'.A189]" office:value-type="string" office:string-value="Xmax_10">
            <text:p>Xmax_10</text:p>
          </table:table-cell>
          <table:table-cell table:formula="of:=['plc 1'.A156]" office:value-type="string" office:string-value="K1_10">
            <text:p>K1_10</text:p>
          </table:table-cell>
          <table:table-cell table:formula="of:=['plc 1'.A165]" office:value-type="string" office:string-value="K2_10">
            <text:p>K2_10</text:p>
          </table:table-cell>
          <table:table-cell table:number-columns-repeated="2"/>
          <table:table-cell table:formula="of:=['plc 1'.A147]" office:value-type="string" office:string-value="Kkor_10">
            <text:p>Kkor_10</text:p>
          </table:table-cell>
          <table:table-cell office:value-type="string">
            <text:p>Витрата соку на дефек.2-ї сат.(част)</text:p>
          </table:table-cell>
        </table:table-row>
        <table:table-row table:style-name="ro1">
          <table:table-cell table:formula="of:=['plc 1'.A5]" office:value-type="string" office:string-value="V_03">
            <text:p>V_03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224]" office:value-type="string" office:string-value="Spr_11">
            <text:p>Spr_11</text:p>
          </table:table-cell>
          <table:table-cell table:formula="of:=['plc 1'.A226]" office:value-type="string" office:string-value="X0_11">
            <text:p>X0_11</text:p>
          </table:table-cell>
          <table:table-cell table:formula="of:=['plc 1'.A214]" office:value-type="string" office:string-value="SP_11">
            <text:p>SP_11</text:p>
          </table:table-cell>
          <table:table-cell table:number-columns-repeated="2"/>
          <table:table-cell table:formula="of:=['plc 1'.A202]" office:value-type="string" office:string-value="AM_11">
            <text:p>AM_11</text:p>
          </table:table-cell>
          <table:table-cell table:formula="of:=['plc 1'.A222]" office:value-type="string" office:string-value="Rej_11">
            <text:p>Rej_11</text:p>
          </table:table-cell>
          <table:table-cell table:formula="of:=['plc 1'.A200]" office:value-type="string" office:string-value="Rev_11">
            <text:p>Rev_11</text:p>
          </table:table-cell>
          <table:table-cell table:formula="of:=['plc 1'.A204]" office:value-type="string" office:string-value="Kpr_11">
            <text:p>Kpr_11</text:p>
          </table:table-cell>
          <table:table-cell table:formula="of:=['plc 1'.A206]" office:value-type="string" office:string-value="Ti_11">
            <text:p>Ti_11</text:p>
          </table:table-cell>
          <table:table-cell table:formula="of:=['plc 1'.A208]" office:value-type="string" office:string-value="Td_11">
            <text:p>Td_11</text:p>
          </table:table-cell>
          <table:table-cell table:formula="of:=['plc 1'.A210]" office:value-type="string" office:string-value="Xmin_11">
            <text:p>Xmin_11</text:p>
          </table:table-cell>
          <table:table-cell table:formula="of:=['plc 1'.A212]" office:value-type="string" office:string-value="Xmax_11">
            <text:p>Xmax_11</text:p>
          </table:table-cell>
          <table:table-cell table:formula="of:=['plc 1'.A218]" office:value-type="string" office:string-value="K1_11">
            <text:p>K1_11</text:p>
          </table:table-cell>
          <table:table-cell table:formula="of:=['plc 1'.A220]" office:value-type="string" office:string-value="K2_11">
            <text:p>K2_11</text:p>
          </table:table-cell>
          <table:table-cell table:number-columns-repeated="2"/>
          <table:table-cell table:formula="of:=['plc 1'.A216]" office:value-type="string" office:string-value="Kkor_11">
            <text:p>Kkor_11</text:p>
          </table:table-cell>
          <table:table-cell table:formula="of:=[.V4]" office:value-type="string" office:string-value="Витрата вапн. Молока на преддеф.">
            <text:p>Витрата вапн. Молока на преддеф.</text:p>
          </table:table-cell>
        </table:table-row>
        <table:table-row table:style-name="ro1">
          <table:table-cell table:formula="of:=['plc 1'.A6]" office:value-type="string" office:string-value="V_04">
            <text:p>V_04</text:p>
          </table:table-cell>
          <table:table-cell table:formula="of:=['plc 1'.A3]" office:value-type="string" office:string-value="V_01">
            <text:p>V_01</text:p>
          </table:table-cell>
          <table:table-cell/>
          <table:table-cell table:formula="of:=['plc 1'.A225]" office:value-type="string" office:string-value="Spr_12">
            <text:p>Spr_12</text:p>
          </table:table-cell>
          <table:table-cell table:formula="of:=['plc 1'.A227]" office:value-type="string" office:string-value="X0_12">
            <text:p>X0_12</text:p>
          </table:table-cell>
          <table:table-cell table:formula="of:=['plc 1'.A215]" office:value-type="string" office:string-value="SP_12">
            <text:p>SP_12</text:p>
          </table:table-cell>
          <table:table-cell table:number-columns-repeated="2"/>
          <table:table-cell table:formula="of:=['plc 1'.A203]" office:value-type="string" office:string-value="AM_12">
            <text:p>AM_12</text:p>
          </table:table-cell>
          <table:table-cell table:formula="of:=['plc 1'.A223]" office:value-type="string" office:string-value="Rej_12">
            <text:p>Rej_12</text:p>
          </table:table-cell>
          <table:table-cell table:formula="of:=['plc 1'.A201]" office:value-type="string" office:string-value="Rev_12">
            <text:p>Rev_12</text:p>
          </table:table-cell>
          <table:table-cell table:formula="of:=['plc 1'.A205]" office:value-type="string" office:string-value="Kpr_12">
            <text:p>Kpr_12</text:p>
          </table:table-cell>
          <table:table-cell table:formula="of:=['plc 1'.A207]" office:value-type="string" office:string-value="Ti_12">
            <text:p>Ti_12</text:p>
          </table:table-cell>
          <table:table-cell table:formula="of:=['plc 1'.A209]" office:value-type="string" office:string-value="Td_12">
            <text:p>Td_12</text:p>
          </table:table-cell>
          <table:table-cell table:formula="of:=['plc 1'.A211]" office:value-type="string" office:string-value="Xmin_12">
            <text:p>Xmin_12</text:p>
          </table:table-cell>
          <table:table-cell table:formula="of:=['plc 1'.A213]" office:value-type="string" office:string-value="Xmax_12">
            <text:p>Xmax_12</text:p>
          </table:table-cell>
          <table:table-cell table:formula="of:=['plc 1'.A219]" office:value-type="string" office:string-value="K1_12">
            <text:p>K1_12</text:p>
          </table:table-cell>
          <table:table-cell table:formula="of:=['plc 1'.A221]" office:value-type="string" office:string-value="K2_12">
            <text:p>K2_12</text:p>
          </table:table-cell>
          <table:table-cell table:number-columns-repeated="2"/>
          <table:table-cell table:formula="of:=['plc 1'.A217]" office:value-type="string" office:string-value="Kkor_12">
            <text:p>Kkor_12</text:p>
          </table:table-cell>
          <table:table-cell table:formula="of:=[.V3]" office:value-type="string" office:string-value="Витрата вап. мол. на хол. Дефекацію">
            <text:p>Витрата вап. мол. на хол. Дефекацію</text:p>
          </table:table-cell>
        </table:table-row>
      </table:table>
      <table:table table:name="reg_2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2'.A5]" office:value-type="string" office:string-value="V_03">
            <text:p>V_03</text:p>
          </table:table-cell>
          <table:table-cell table:number-columns-repeated="3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5"/>
          <table:table-cell office:value-type="string">
            <text:p>тем.дефек. Соку після швид. Підіг.</text:p>
          </table:table-cell>
        </table:table-row>
        <table:table-row table:style-name="ro1">
          <table:table-cell table:formula="of:=['plc 2'.A7]" office:value-type="string" office:string-value="V_05">
            <text:p>V_05</text:p>
          </table:table-cell>
          <table:table-cell table:number-columns-repeated="3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5"/>
          <table:table-cell office:value-type="string">
            <text:p>тем. Соку 1-ї сат. Після швидк. Підігр.</text:p>
          </table:table-cell>
        </table:table-row>
        <table:table-row table:style-name="ro1">
          <table:table-cell table:formula="of:=['plc 2'.A9]" office:value-type="string" office:string-value="V_07">
            <text:p>V_07</text:p>
          </table:table-cell>
          <table:table-cell table:number-columns-repeated="3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5"/>
          <table:table-cell office:value-type="string">
            <text:p>тем. Філ. Соку 1-ї сат. Після підігр.</text:p>
          </table:table-cell>
        </table:table-row>
        <table:table-row table:style-name="ro1">
          <table:table-cell table:formula="of:=['plc 2'.A10]" office:value-type="string" office:string-value="V_08">
            <text:p>V_08</text:p>
          </table:table-cell>
          <table:table-cell table:number-columns-repeated="3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5"/>
          <table:table-cell office:value-type="string">
            <text:p>витрата суспензії 2-ї сатурації</text:p>
          </table:table-cell>
        </table:table-row>
        <table:table-row table:style-name="ro1">
          <table:table-cell table:formula="of:=['plc 2'.A19]" office:value-type="string" office:string-value="V_17">
            <text:p>V_17</text:p>
          </table:table-cell>
          <table:table-cell table:number-columns-repeated="3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5"/>
          <table:table-cell office:value-type="string">
            <text:p>тиск сатураційного газу</text:p>
          </table:table-cell>
        </table:table-row>
        <table:table-row table:style-name="ro1">
          <table:table-cell table:formula="of:=['plc 2'.A20]" office:value-type="string" office:string-value="V_18">
            <text:p>V_18</text:p>
          </table:table-cell>
          <table:table-cell table:number-columns-repeated="3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5"/>
          <table:table-cell office:value-type="string">
            <text:p>рН соку 1-ї сатурації</text:p>
          </table:table-cell>
        </table:table-row>
        <table:table-row table:style-name="ro1">
          <table:table-cell table:formula="of:=['plc 2'.A21]" office:value-type="string" office:string-value="V_19">
            <text:p>V_19</text:p>
          </table:table-cell>
          <table:table-cell table:number-columns-repeated="3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8]" office:value-type="string" office:string-value="Rev_07">
            <text:p>Rev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87]" office:value-type="string" office:string-value="Td_07">
            <text:p>Td_07</text:p>
          </table:table-cell>
          <table:table-cell table:formula="of:=['plc 2'.A144]" office:value-type="string" office:string-value="Xmin_07">
            <text:p>Xmin_07</text:p>
          </table:table-cell>
          <table:table-cell table:formula="of:=['plc 2'.A151]" office:value-type="string" office:string-value="Xmax_07">
            <text:p>Xmax_07</text:p>
          </table:table-cell>
          <table:table-cell table:number-columns-repeated="5"/>
          <table:table-cell office:value-type="string">
            <text:p>рН соку 2-ї сатурації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9/08/2010</text:date>, <text:time>19:19:43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09T19:19:43</dc:date>
    <meta:editing-duration>PT83H17M25S</meta:editing-duration>
    <meta:editing-cycles>20</meta:editing-cycles>
    <meta:generator>OpenOffice.org/3.2$Linux OpenOffice.org_project/320m19$Build-9505</meta:generator>
    <meta:print-date>2010-08-06T14:37:09</meta:print-date>
    <meta:document-statistic meta:table-count="4" meta:cell-count="4088" meta:object-count="0"/>
  </office:meta>
</office:document-meta>
</file>